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xercice3" style:family="table">
      <style:table-properties style:width="17cm" table:align="center" fo:background-color="transparent">
        <style:background-image/>
      </style:table-properties>
    </style:style>
    <style:style style:name="Exercice3.A" style:family="table-column">
      <style:table-column-properties style:column-width="1.901cm"/>
    </style:style>
    <style:style style:name="Exercice3.B" style:family="table-column">
      <style:table-column-properties style:column-width="1.196cm"/>
    </style:style>
    <style:style style:name="Exercice3.C" style:family="table-column">
      <style:table-column-properties style:column-width="1.998cm"/>
    </style:style>
    <style:style style:name="Exercice3.D" style:family="table-column">
      <style:table-column-properties style:column-width="11.904cm"/>
    </style:style>
    <style:style style:name="Exercice3.1" style:family="table-row">
      <style:table-row-properties fo:background-color="transparent">
        <style:background-image/>
      </style:table-row-properties>
    </style:style>
    <style:style style:name="Exercic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xercice3.D1" style:family="table-cell">
      <style:table-cell-properties fo:padding="0.049cm" fo:border="0.05pt solid #000000" style:writing-mode="page"/>
    </style:style>
    <style:style style:name="Exercic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xercic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Exercice12" style:family="table">
      <style:table-properties style:width="16.995cm" table:align="left" style:may-break-between-rows="true" table:border-model="collapsing"/>
    </style:style>
    <style:style style:name="Exercice12.A" style:family="table-column">
      <style:table-column-properties style:column-width="1.404cm"/>
    </style:style>
    <style:style style:name="Exercice12.B" style:family="table-column">
      <style:table-column-properties style:column-width="1.485cm"/>
    </style:style>
    <style:style style:name="Exercice12.C" style:family="table-column">
      <style:table-column-properties style:column-width="1.406cm"/>
    </style:style>
    <style:style style:name="Exercice12.E" style:family="table-column">
      <style:table-column-properties style:column-width="1.506cm"/>
    </style:style>
    <style:style style:name="Exercice12.F" style:family="table-column">
      <style:table-column-properties style:column-width="9.79cm"/>
    </style:style>
    <style:style style:name="Exercice12.1" style:family="table-row">
      <style:table-row-properties fo:keep-together="auto"/>
    </style:style>
    <style:style style:name="Exercice12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ercice12.F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Exercic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ercice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ercice12.19" style:family="table-row">
      <style:table-row-properties style:min-row-height="0.534cm" fo:keep-together="auto"/>
    </style:style>
    <style:style style:name="Exercice12.20" style:family="table-row">
      <style:table-row-properties style:min-row-height="0.529cm" fo:keep-together="auto"/>
    </style:style>
    <style:style style:name="Tabelle1" style:family="table">
      <style:table-properties style:width="16.995cm" table:align="left" style:may-break-between-rows="true" table:border-model="collapsing"/>
    </style:style>
    <style:style style:name="Tabelle1.A" style:family="table-column">
      <style:table-column-properties style:column-width="1.506cm"/>
    </style:style>
    <style:style style:name="Tabelle1.B" style:family="table-column">
      <style:table-column-properties style:column-width="1.596cm"/>
    </style:style>
    <style:style style:name="Tabelle1.C" style:family="table-column">
      <style:table-column-properties style:column-width="1.492cm"/>
    </style:style>
    <style:style style:name="Tabelle1.D" style:family="table-column">
      <style:table-column-properties style:column-width="1.503cm"/>
    </style:style>
    <style:style style:name="Tabelle1.E" style:family="table-column">
      <style:table-column-properties style:column-width="1.408cm"/>
    </style:style>
    <style:style style:name="Tabelle1.F" style:family="table-column">
      <style:table-column-properties style:column-width="9.49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7cm" table:align="margins" style:may-break-between-rows="true" table:border-model="collapsing"/>
    </style:style>
    <style:style style:name="Tabelle2.A" style:family="table-column">
      <style:table-column-properties style:column-width="1.094cm" style:rel-column-width="4215*"/>
    </style:style>
    <style:style style:name="Tabelle2.B" style:family="table-column">
      <style:table-column-properties style:column-width="0.806cm" style:rel-column-width="3107*"/>
    </style:style>
    <style:style style:name="Tabelle2.C" style:family="table-column">
      <style:table-column-properties style:column-width="0.903cm" style:rel-column-width="3481*"/>
    </style:style>
    <style:style style:name="Tabelle2.D" style:family="table-column">
      <style:table-column-properties style:column-width="0.794cm" style:rel-column-width="3059*"/>
    </style:style>
    <style:style style:name="Tabelle2.E" style:family="table-column">
      <style:table-column-properties style:column-width="0.901cm" style:rel-column-width="3474*"/>
    </style:style>
    <style:style style:name="Tabelle2.F" style:family="table-column">
      <style:table-column-properties style:column-width="2.501cm" style:rel-column-width="9641*"/>
    </style:style>
    <style:style style:name="Tabelle2.G" style:family="table-column">
      <style:table-column-properties style:column-width="10.003cm" style:rel-column-width="38558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zxx" fo:country="none" officeooo:rsid="001b434e" officeooo:paragraph-rsid="001b434e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1b434e" officeooo:paragraph-rsid="001b434e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1b77fa" officeooo:paragraph-rsid="001b77fa" style:language-asian="zxx" style:country-asian="none" style:language-complex="zxx" style:country-complex="none"/>
    </style:style>
    <style:style style:name="P4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1d83a3" officeooo:paragraph-rsid="001d83a3" style:language-asian="zxx" style:country-asian="none" style:language-complex="zxx" style:country-complex="none"/>
    </style:style>
    <style:style style:name="P5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21bbe2" officeooo:paragraph-rsid="0021bbe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language="zxx" fo:country="none" officeooo:rsid="002bcfff" officeooo:paragraph-rsid="002bcfff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language="zxx" fo:country="none" officeooo:rsid="002d6b2a" officeooo:paragraph-rsid="002d6b2a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language="zxx" fo:country="none" officeooo:rsid="002f2ea2" officeooo:paragraph-rsid="002f2ea2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officeooo:rsid="002ec583" officeooo:paragraph-rsid="002ec583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officeooo:rsid="00301b24" officeooo:paragraph-rsid="00301b24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officeooo:rsid="004fab2b" officeooo:paragraph-rsid="004fab2b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officeooo:rsid="005333ec" officeooo:paragraph-rsid="005333ec" style:language-asian="zxx" style:country-asian="none" style:language-complex="zxx" style:country-complex="none"/>
    </style:style>
    <style:style style:name="P14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548284" officeooo:paragraph-rsid="0088dd40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paragraph-rsid="0054a488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officeooo:rsid="005f164e" officeooo:paragraph-rsid="005f164e" style:language-asian="zxx" style:country-asian="none" style:language-complex="zxx" style:country-complex="none"/>
    </style:style>
    <style:style style:name="P17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226aea" officeooo:paragraph-rsid="00226aea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226aea" officeooo:paragraph-rsid="0077d3af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2356b6" officeooo:paragraph-rsid="002356b6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3bdccc" officeooo:paragraph-rsid="003bdccc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3d3764" officeooo:paragraph-rsid="003d3764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a7b08" officeooo:paragraph-rsid="007a7b08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e75ce" officeooo:paragraph-rsid="007e75ce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text-properties fo:language="zxx" fo:country="none" style:text-underline-style="none" fo:font-weight="normal" officeooo:rsid="002356b6" officeooo:paragraph-rsid="002356b6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style:text-underline-style="none" fo:font-weight="normal" officeooo:rsid="00255d8b" officeooo:paragraph-rsid="00275524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style:text-underline-style="none" fo:font-weight="normal" officeooo:rsid="0038d1e7" officeooo:paragraph-rsid="0038d1e7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fo:language="zxx" fo:country="none" style:text-underline-style="none" fo:font-weight="normal" officeooo:rsid="003a2778" officeooo:paragraph-rsid="003a2778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fo:language="zxx" fo:country="none" style:text-underline-style="none" fo:font-weight="normal" officeooo:rsid="00484b6a" officeooo:paragraph-rsid="00484b6a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text-properties fo:language="zxx" fo:country="none" style:text-underline-style="none" officeooo:rsid="001b77fa" officeooo:paragraph-rsid="001b77fa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style:text-underline-style="none" officeooo:rsid="001d83a3" officeooo:paragraph-rsid="001d83a3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style:text-underline-style="solid" style:text-underline-width="auto" style:text-underline-color="font-color" officeooo:rsid="001b434e" officeooo:paragraph-rsid="001b434e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style:text-underline-style="solid" style:text-underline-width="auto" style:text-underline-color="font-color" fo:font-weight="bold" officeooo:rsid="0028a02a" officeooo:paragraph-rsid="0028a02a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text-properties fo:language="zxx" fo:country="none" style:text-underline-style="solid" style:text-underline-width="auto" style:text-underline-color="font-color" fo:font-weight="bold" officeooo:rsid="001b434e" officeooo:paragraph-rsid="001b434e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08231" officeooo:paragraph-rsid="00708231"/>
    </style:style>
    <style:style style:name="P38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1ce5b" officeooo:paragraph-rsid="0071ce5b"/>
    </style:style>
    <style:style style:name="P39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249ac" officeooo:paragraph-rsid="007249ac"/>
    </style:style>
    <style:style style:name="P40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41a13" officeooo:paragraph-rsid="00741a13"/>
    </style:style>
    <style:style style:name="P41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language="zxx" fo:country="none" officeooo:rsid="0077d3af" officeooo:paragraph-rsid="0077d3af"/>
    </style:style>
    <style:style style:name="P42" style:family="paragraph" style:parent-style-name="Text_20_body">
      <style:text-properties fo:language="zxx" fo:country="none"/>
    </style:style>
    <style:style style:name="P43" style:family="paragraph" style:parent-style-name="Text_20_body">
      <style:text-properties fo:language="fr" fo:country="FR" officeooo:rsid="006e5cc8" officeooo:paragraph-rsid="006e5cc8"/>
    </style:style>
    <style:style style:name="P44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5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color="#e06c75" loext:opacity="100%" fo:language="zxx" fo:country="none" fo:font-style="normal" style:text-underline-style="none" fo:font-weight="normal" officeooo:rsid="001d2214" officeooo:paragraph-rsid="001d2214" style:language-asian="zxx" style:country-asian="none" style:language-complex="zxx" style:country-complex="none"/>
    </style:style>
    <style:style style:name="P46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color="#e06c75" loext:opacity="100%" fo:language="zxx" fo:country="none" fo:font-style="normal" style:text-underline-style="none" fo:font-weight="normal" officeooo:rsid="0021bbe2" officeooo:paragraph-rsid="0021bbe2" style:language-asian="zxx" style:country-asian="none" style:language-complex="zxx" style:country-complex="none"/>
    </style:style>
    <style:style style:name="P47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color="#e06c75" loext:opacity="100%" fo:language="zxx" fo:country="none" fo:font-style="normal" style:text-underline-style="none" fo:font-weight="normal" officeooo:rsid="002356b6" officeooo:paragraph-rsid="002356b6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color="#e06c75" loext:opacity="100%" fo:font-size="12pt" fo:language="zxx" fo:country="none" fo:font-style="normal" style:text-underline-style="none" fo:font-weight="normal" officeooo:rsid="002356b6" officeooo:paragraph-rsid="0077d3af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1b77fa" officeooo:paragraph-rsid="001b77fa" style:language-asian="zxx" style:country-asian="none" style:language-complex="zxx" style:country-complex="none"/>
    </style:style>
    <style:style style:name="P50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1d83a3" officeooo:paragraph-rsid="001d83a3" style:language-asian="zxx" style:country-asian="none" style:language-complex="zxx" style:country-complex="none"/>
    </style:style>
    <style:style style:name="P51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226aea" officeooo:paragraph-rsid="00226aea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226aea" officeooo:paragraph-rsid="0077d3af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2356b6" officeooo:paragraph-rsid="002356b6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2356b6" officeooo:paragraph-rsid="0077d3af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3714e7" officeooo:paragraph-rsid="007a7b08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style:use-window-font-color="true" loext:opacity="0%" fo:font-size="12pt" fo:language="zxx" fo:country="none" fo:font-style="normal" style:text-underline-style="none" fo:font-weight="normal" officeooo:rsid="003714e7" officeooo:paragraph-rsid="003714e7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2356b6" officeooo:paragraph-rsid="0077d3af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714e7" officeooo:paragraph-rsid="007a7b08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714e7" officeooo:paragraph-rsid="003714e7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78b77" officeooo:paragraph-rsid="007a7b08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78b77" officeooo:paragraph-rsid="00378b77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8d1e7" officeooo:paragraph-rsid="007a7b08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38d1e7" officeooo:paragraph-rsid="0038d1e7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7e75ce" officeooo:paragraph-rsid="007e75ce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4a8e17" officeooo:paragraph-rsid="004e1322" style:language-asian="zxx" style:country-asian="none" style:language-complex="zxx" style:country-complex="none"/>
    </style:style>
    <style:style style:name="P66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4fab2b" officeooo:paragraph-rsid="004fab2b" style:language-asian="zxx" style:country-asian="none" style:language-complex="zxx" style:country-complex="none"/>
    </style:style>
    <style:style style:name="P67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4e1322" officeooo:paragraph-rsid="004e1322" style:language-asian="zxx" style:country-asian="none" style:language-complex="zxx" style:country-complex="none"/>
    </style:style>
    <style:style style:name="P68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548284" officeooo:paragraph-rsid="00548284" style:language-asian="zxx" style:country-asian="none" style:language-complex="zxx" style:country-complex="none"/>
    </style:style>
    <style:style style:name="P69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548284" officeooo:paragraph-rsid="0054a488" style:language-asian="zxx" style:country-asian="none" style:language-complex="zxx" style:country-complex="none"/>
    </style:style>
    <style:style style:name="P70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548284" officeooo:paragraph-rsid="0088dd40" style:language-asian="zxx" style:country-asian="none" style:language-complex="zxx" style:country-complex="none"/>
    </style:style>
    <style:style style:name="P71" style:family="paragraph" style:parent-style-name="Text_20_body">
      <loext:graphic-properties draw:fill="solid" draw:fill-color="#282c34" draw:opacity="100%"/>
      <style:paragraph-properties ch2_options="{'Style': 'one-dark', 'Language': 'Python', 'UseCharStyles': 0, 'LineNumberRatio': 100, 'LineNumberStart': 1, 'MasterCharStyle': '', 'ShowLineNumbers': 1, 'ColourizeBackground': 1, 'LineNumberSeparator': '  ', 'StoreOptionsWithSnippet': 1}" fo:background-color="#282c34"/>
      <style:text-properties fo:font-size="12pt" fo:language="zxx" fo:country="none" officeooo:rsid="00607d06" officeooo:paragraph-rsid="00607d06" style:language-asian="zxx" style:country-asian="none" style:language-complex="zxx" style:country-complex="none"/>
    </style:style>
    <style:style style:name="P72" style:family="paragraph" style:parent-style-name="Text_20_body">
      <loext:graphic-properties draw:fill="solid" draw:fill-color="#282c34" draw:opacity="100%"/>
      <style:paragraph-properties fo:background-color="#282c34"/>
      <style:text-properties fo:font-size="12pt" fo:language="zxx" fo:country="none" officeooo:paragraph-rsid="00607d06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ecaf" officeooo:paragraph-rsid="0042eca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330d9" officeooo:paragraph-rsid="004330d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74012" officeooo:paragraph-rsid="0047401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834c4" officeooo:paragraph-rsid="004834c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52cdc" officeooo:paragraph-rsid="00552cd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bd542" officeooo:paragraph-rsid="005bd54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691f6" officeooo:paragraph-rsid="005691f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82550" officeooo:paragraph-rsid="0058255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9f69e" officeooo:paragraph-rsid="0059f69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bb425" officeooo:paragraph-rsid="005bb42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3e0e3" officeooo:paragraph-rsid="0063e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5d81a" officeooo:paragraph-rsid="0065d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697f2" officeooo:paragraph-rsid="00669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8058f" officeooo:paragraph-rsid="00680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8353d" officeooo:paragraph-rsid="006835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a262e" officeooo:paragraph-rsid="006a2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bfc21" officeooo:paragraph-rsid="006bf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6cde83" officeooo:paragraph-rsid="006cd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officeooo:rsid="008595bf" officeooo:paragraph-rsid="008595bf"/>
    </style:style>
    <style:style style:name="P94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95" style:family="paragraph" style:parent-style-name="Heading_20_3">
      <style:text-properties fo:language="zxx" fo:country="none" officeooo:rsid="004a8e17" officeooo:paragraph-rsid="004a8e17" style:language-asian="zxx" style:country-asian="none" style:language-complex="zxx" style:country-complex="none"/>
    </style:style>
    <style:style style:name="P96" style:family="paragraph" style:parent-style-name="Heading_20_3">
      <style:text-properties fo:language="zxx" fo:country="none" officeooo:rsid="00519196" officeooo:paragraph-rsid="00519196" style:language-asian="zxx" style:country-asian="none" style:language-complex="zxx" style:country-complex="none"/>
    </style:style>
    <style:style style:name="P97" style:family="paragraph" style:parent-style-name="Heading_20_3">
      <style:text-properties fo:language="zxx" fo:country="none" officeooo:rsid="0054a488" officeooo:paragraph-rsid="0054a488" style:language-asian="zxx" style:country-asian="none" style:language-complex="zxx" style:country-complex="none"/>
    </style:style>
    <style:style style:name="P98" style:family="paragraph" style:parent-style-name="Heading_20_3">
      <style:text-properties fo:language="fr" fo:country="FR" officeooo:rsid="00708231" officeooo:paragraph-rsid="00708231"/>
    </style:style>
    <style:style style:name="P99" style:family="paragraph" style:parent-style-name="Heading_20_3">
      <style:text-properties fo:language="fr" fo:country="FR" officeooo:rsid="0071ce5b" officeooo:paragraph-rsid="0071ce5b"/>
    </style:style>
    <style:style style:name="P100" style:family="paragraph" style:parent-style-name="Heading_20_3">
      <style:text-properties fo:language="fr" fo:country="FR" officeooo:rsid="007249ac" officeooo:paragraph-rsid="007249ac"/>
    </style:style>
    <style:style style:name="P101" style:family="paragraph" style:parent-style-name="Heading_20_3">
      <style:text-properties fo:language="fr" fo:country="FR" officeooo:rsid="0077d3af" officeooo:paragraph-rsid="0077d3af"/>
    </style:style>
    <style:style style:name="P102" style:family="paragraph" style:parent-style-name="Heading_20_5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Heading_20_5">
      <style:text-properties fo:language="zxx" fo:country="none" officeooo:rsid="00607d06" officeooo:paragraph-rsid="00607d06" style:language-asian="zxx" style:country-asian="none" style:language-complex="zxx" style:country-complex="none"/>
    </style:style>
    <style:style style:name="P104" style:family="paragraph" style:parent-style-name="Heading_20_5">
      <style:text-properties fo:language="fr" fo:country="FR" officeooo:rsid="006e5cc8" officeooo:paragraph-rsid="006e5cc8"/>
    </style:style>
    <style:style style:name="T1" style:family="text">
      <style:text-properties officeooo:rsid="00255d8b"/>
    </style:style>
    <style:style style:name="T2" style:family="text">
      <style:text-properties officeooo:rsid="00275524"/>
    </style:style>
    <style:style style:name="T3" style:family="text">
      <style:text-properties officeooo:rsid="002ec583"/>
    </style:style>
    <style:style style:name="T4" style:family="text">
      <style:text-properties officeooo:rsid="002f2ea2"/>
    </style:style>
    <style:style style:name="T5" style:family="text">
      <style:text-properties officeooo:rsid="0031deab"/>
    </style:style>
    <style:style style:name="T6" style:family="text">
      <style:text-properties officeooo:rsid="00415af1"/>
    </style:style>
    <style:style style:name="T7" style:family="text">
      <style:text-properties officeooo:rsid="004330d9"/>
    </style:style>
    <style:style style:name="T8" style:family="text">
      <style:text-properties officeooo:rsid="00436267"/>
    </style:style>
    <style:style style:name="T9" style:family="text">
      <style:text-properties officeooo:rsid="0044067c"/>
    </style:style>
    <style:style style:name="T10" style:family="text">
      <style:text-properties officeooo:rsid="00452b30"/>
    </style:style>
    <style:style style:name="T11" style:family="text">
      <style:text-properties officeooo:rsid="0046f586"/>
    </style:style>
    <style:style style:name="T12" style:family="text">
      <style:text-properties officeooo:rsid="00474012"/>
    </style:style>
    <style:style style:name="T13" style:family="text">
      <style:text-properties officeooo:rsid="004834c4"/>
    </style:style>
    <style:style style:name="T14" style:family="text">
      <style:text-properties officeooo:rsid="00484b6a"/>
    </style:style>
    <style:style style:name="T15" style:family="text">
      <style:text-properties officeooo:rsid="00495103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fo:font-style="normal" style:text-underline-style="none" fo:font-weight="normal"/>
    </style:style>
    <style:style style:name="T18" style:family="text">
      <style:text-properties style:use-window-font-color="true" loext:opacity="0%" fo:font-style="normal" style:text-underline-style="none" fo:font-weight="normal" officeooo:rsid="004c5e1a"/>
    </style:style>
    <style:style style:name="T19" style:family="text">
      <style:text-properties style:use-window-font-color="true" loext:opacity="0%" fo:font-style="normal" style:text-underline-style="none" fo:font-weight="normal" officeooo:rsid="004fab2b"/>
    </style:style>
    <style:style style:name="T20" style:family="text">
      <style:text-properties style:use-window-font-color="true" loext:opacity="0%" fo:font-style="normal" style:text-underline-style="none" fo:font-weight="normal" officeooo:rsid="0054a488"/>
    </style:style>
    <style:style style:name="T21" style:family="text">
      <style:text-properties style:use-window-font-color="true" loext:opacity="0%" fo:font-style="normal" style:text-underline-style="none" fo:font-weight="normal" officeooo:rsid="00607d06" style:language-asian="zxx" style:country-asian="none" style:language-complex="zxx" style:country-complex="none"/>
    </style:style>
    <style:style style:name="T22" style:family="text">
      <style:text-properties style:use-window-font-color="true" loext:opacity="0%" fo:font-style="normal" style:text-underline-style="none" fo:font-weight="normal" officeooo:rsid="0077d3af"/>
    </style:style>
    <style:style style:name="T23" style:family="text">
      <style:text-properties style:use-window-font-color="true" loext:opacity="0%" fo:font-style="normal" style:text-underline-style="none" fo:font-weight="normal" officeooo:rsid="0038d1e7"/>
    </style:style>
    <style:style style:name="T24" style:family="text">
      <style:text-properties style:use-window-font-color="true" loext:opacity="0%" fo:font-style="normal" style:text-underline-style="none" fo:font-weight="normal" officeooo:rsid="003714e7"/>
    </style:style>
    <style:style style:name="T25" style:family="text">
      <style:text-properties style:use-window-font-color="true" loext:opacity="0%" fo:font-style="normal" style:text-underline-style="none" fo:font-weight="normal" officeooo:rsid="0088dd40"/>
    </style:style>
    <style:style style:name="T26" style:family="text">
      <style:text-properties style:use-window-font-color="true" loext:opacity="0%" fo:font-size="12pt"/>
    </style:style>
    <style:style style:name="T27" style:family="text">
      <style:text-properties style:use-window-font-color="true" loext:opacity="0%" fo:font-size="12pt" fo:font-style="normal" style:text-underline-style="none" fo:font-weight="normal"/>
    </style:style>
    <style:style style:name="T28" style:family="text">
      <style:text-properties style:use-window-font-color="true" loext:opacity="0%" fo:font-size="12pt" fo:font-style="normal" style:text-underline-style="none" fo:font-weight="normal" officeooo:rsid="001d2214"/>
    </style:style>
    <style:style style:name="T29" style:family="text">
      <style:text-properties style:use-window-font-color="true" loext:opacity="0%" fo:font-size="12pt" fo:font-style="normal" style:text-underline-style="none" fo:font-weight="normal" officeooo:rsid="001dbc30"/>
    </style:style>
    <style:style style:name="T30" style:family="text">
      <style:text-properties style:use-window-font-color="true" loext:opacity="0%" fo:font-size="12pt" fo:font-style="normal" style:text-underline-style="none" fo:font-weight="normal" officeooo:rsid="003714e7"/>
    </style:style>
    <style:style style:name="T31" style:family="text">
      <style:text-properties fo:color="#e06c75" loext:opacity="100%" fo:font-style="normal" style:text-underline-style="none" fo:font-weight="normal"/>
    </style:style>
    <style:style style:name="T32" style:family="text">
      <style:text-properties fo:color="#e06c75" loext:opacity="100%" fo:font-style="normal" style:text-underline-style="none" fo:font-weight="normal" officeooo:rsid="004c5e1a"/>
    </style:style>
    <style:style style:name="T33" style:family="text">
      <style:text-properties fo:color="#e06c75" loext:opacity="100%" fo:font-style="normal" style:text-underline-style="none" fo:font-weight="normal" officeooo:rsid="004fab2b"/>
    </style:style>
    <style:style style:name="T34" style:family="text">
      <style:text-properties fo:color="#e06c75" loext:opacity="100%" fo:font-style="normal" style:text-underline-style="none" fo:font-weight="normal" officeooo:rsid="0054a488"/>
    </style:style>
    <style:style style:name="T35" style:family="text">
      <style:text-properties fo:color="#e06c75" loext:opacity="100%" fo:font-style="normal" style:text-underline-style="none" fo:font-weight="normal" officeooo:rsid="001d2214"/>
    </style:style>
    <style:style style:name="T36" style:family="text">
      <style:text-properties fo:color="#e06c75" loext:opacity="100%" fo:font-style="normal" style:text-underline-style="none" fo:font-weight="normal" officeooo:rsid="001dbc30"/>
    </style:style>
    <style:style style:name="T37" style:family="text">
      <style:text-properties fo:color="#e06c75" loext:opacity="100%" fo:font-style="normal" style:text-underline-style="none" fo:font-weight="normal" officeooo:rsid="0021bc83"/>
    </style:style>
    <style:style style:name="T38" style:family="text">
      <style:text-properties fo:color="#e06c75" loext:opacity="100%" fo:font-style="normal" style:text-underline-style="none" fo:font-weight="normal" officeooo:rsid="0038d1e7"/>
    </style:style>
    <style:style style:name="T39" style:family="text">
      <style:text-properties fo:color="#e06c75" loext:opacity="100%" fo:font-style="normal" style:text-underline-style="none" fo:font-weight="normal" officeooo:rsid="00607d06" style:language-asian="zxx" style:country-asian="none" style:language-complex="zxx" style:country-complex="none"/>
    </style:style>
    <style:style style:name="T40" style:family="text">
      <style:text-properties fo:color="#e06c75" loext:opacity="100%" fo:font-style="normal" style:text-underline-style="none" fo:font-weight="normal" officeooo:rsid="00760351"/>
    </style:style>
    <style:style style:name="T41" style:family="text">
      <style:text-properties fo:color="#e06c75" loext:opacity="100%" fo:font-style="normal" style:text-underline-style="none" fo:font-weight="normal" officeooo:rsid="0077d3af"/>
    </style:style>
    <style:style style:name="T42" style:family="text">
      <style:text-properties fo:color="#e06c75" loext:opacity="100%" fo:font-style="normal" style:text-underline-style="none" fo:font-weight="normal" officeooo:rsid="007c7a4e"/>
    </style:style>
    <style:style style:name="T43" style:family="text">
      <style:text-properties fo:color="#e06c75" loext:opacity="100%" fo:font-style="normal" style:text-underline-style="none" fo:font-weight="normal" officeooo:rsid="003714e7"/>
    </style:style>
    <style:style style:name="T44" style:family="text">
      <style:text-properties fo:color="#e06c75" loext:opacity="100%" fo:font-style="normal" style:text-underline-style="none" fo:font-weight="normal" officeooo:rsid="0088dd40"/>
    </style:style>
    <style:style style:name="T45" style:family="text">
      <style:text-properties fo:color="#e06c75" loext:opacity="100%" fo:font-size="12pt" fo:font-style="normal" style:text-underline-style="none" fo:font-weight="normal"/>
    </style:style>
    <style:style style:name="T46" style:family="text">
      <style:text-properties fo:color="#e06c75" loext:opacity="100%" fo:font-size="12pt" fo:font-style="normal" style:text-underline-style="none" fo:font-weight="normal" officeooo:rsid="003714e7"/>
    </style:style>
    <style:style style:name="T47" style:family="text">
      <style:text-properties fo:color="#e06c75" loext:opacity="100%" fo:font-size="12pt" fo:font-style="normal" style:text-underline-style="none" fo:font-weight="normal" officeooo:rsid="0054a488"/>
    </style:style>
    <style:style style:name="T48" style:family="text">
      <style:text-properties fo:color="#abb2bf" loext:opacity="100%" fo:font-style="normal" style:text-underline-style="none" fo:font-weight="normal"/>
    </style:style>
    <style:style style:name="T49" style:family="text">
      <style:text-properties fo:color="#abb2bf" loext:opacity="100%" fo:font-style="normal" style:text-underline-style="none" fo:font-weight="normal" officeooo:rsid="004c5e1a"/>
    </style:style>
    <style:style style:name="T50" style:family="text">
      <style:text-properties fo:color="#abb2bf" loext:opacity="100%" fo:font-style="normal" style:text-underline-style="none" fo:font-weight="normal" officeooo:rsid="004fab2b"/>
    </style:style>
    <style:style style:name="T51" style:family="text">
      <style:text-properties fo:color="#abb2bf" loext:opacity="100%" fo:font-style="normal" style:text-underline-style="none" fo:font-weight="normal" officeooo:rsid="0054a488"/>
    </style:style>
    <style:style style:name="T52" style:family="text">
      <style:text-properties fo:color="#abb2bf" loext:opacity="100%" fo:font-style="normal" style:text-underline-style="none" fo:font-weight="normal" officeooo:rsid="0038d1e7"/>
    </style:style>
    <style:style style:name="T53" style:family="text">
      <style:text-properties fo:color="#abb2bf" loext:opacity="100%" fo:font-style="normal" style:text-underline-style="none" fo:font-weight="normal" officeooo:rsid="00607d06" style:language-asian="zxx" style:country-asian="none" style:language-complex="zxx" style:country-complex="none"/>
    </style:style>
    <style:style style:name="T54" style:family="text">
      <style:text-properties fo:color="#abb2bf" loext:opacity="100%" fo:font-style="normal" style:text-underline-style="none" fo:font-weight="normal" officeooo:rsid="00760351"/>
    </style:style>
    <style:style style:name="T55" style:family="text">
      <style:text-properties fo:color="#abb2bf" loext:opacity="100%" fo:font-style="normal" style:text-underline-style="none" fo:font-weight="normal" officeooo:rsid="0077d3af"/>
    </style:style>
    <style:style style:name="T56" style:family="text">
      <style:text-properties fo:color="#abb2bf" loext:opacity="100%" fo:font-style="normal" style:text-underline-style="none" fo:font-weight="normal" officeooo:rsid="007c7a4e"/>
    </style:style>
    <style:style style:name="T57" style:family="text">
      <style:text-properties fo:color="#abb2bf" loext:opacity="100%" fo:font-style="normal" style:text-underline-style="none" fo:font-weight="normal" officeooo:rsid="003714e7"/>
    </style:style>
    <style:style style:name="T58" style:family="text">
      <style:text-properties fo:color="#abb2bf" loext:opacity="100%" fo:font-style="normal" style:text-underline-style="none" fo:font-weight="normal" officeooo:rsid="0088dd40"/>
    </style:style>
    <style:style style:name="T59" style:family="text">
      <style:text-properties fo:color="#abb2bf" loext:opacity="100%" fo:font-size="12pt" fo:font-style="normal" style:text-underline-style="none" fo:font-weight="normal"/>
    </style:style>
    <style:style style:name="T60" style:family="text">
      <style:text-properties fo:color="#abb2bf" loext:opacity="100%" fo:font-size="12pt" fo:font-style="normal" style:text-underline-style="none" fo:font-weight="normal" officeooo:rsid="003714e7"/>
    </style:style>
    <style:style style:name="T61" style:family="text">
      <style:text-properties fo:color="#abb2bf" loext:opacity="100%" fo:font-size="12pt" fo:font-style="normal" style:text-underline-style="none" fo:font-weight="normal" officeooo:rsid="0054a488"/>
    </style:style>
    <style:style style:name="T62" style:family="text">
      <style:text-properties fo:color="#56b6c2" loext:opacity="100%" fo:font-style="normal" style:text-underline-style="none" fo:font-weight="normal"/>
    </style:style>
    <style:style style:name="T63" style:family="text">
      <style:text-properties fo:color="#56b6c2" loext:opacity="100%" fo:font-style="normal" style:text-underline-style="none" fo:font-weight="normal" officeooo:rsid="004c5e1a"/>
    </style:style>
    <style:style style:name="T64" style:family="text">
      <style:text-properties fo:color="#56b6c2" loext:opacity="100%" fo:font-style="normal" style:text-underline-style="none" fo:font-weight="normal" officeooo:rsid="004fab2b"/>
    </style:style>
    <style:style style:name="T65" style:family="text">
      <style:text-properties fo:color="#56b6c2" loext:opacity="100%" fo:font-style="normal" style:text-underline-style="none" fo:font-weight="normal" officeooo:rsid="0038d1e7"/>
    </style:style>
    <style:style style:name="T66" style:family="text">
      <style:text-properties fo:color="#56b6c2" loext:opacity="100%" fo:font-style="normal" style:text-underline-style="none" fo:font-weight="normal" officeooo:rsid="00607d06" style:language-asian="zxx" style:country-asian="none" style:language-complex="zxx" style:country-complex="none"/>
    </style:style>
    <style:style style:name="T67" style:family="text">
      <style:text-properties fo:color="#56b6c2" loext:opacity="100%" fo:font-style="normal" style:text-underline-style="none" fo:font-weight="normal" officeooo:rsid="00760351"/>
    </style:style>
    <style:style style:name="T68" style:family="text">
      <style:text-properties fo:color="#56b6c2" loext:opacity="100%" fo:font-style="normal" style:text-underline-style="none" fo:font-weight="normal" officeooo:rsid="003714e7"/>
    </style:style>
    <style:style style:name="T69" style:family="text">
      <style:text-properties fo:color="#56b6c2" loext:opacity="100%" fo:font-style="normal" style:text-underline-style="none" fo:font-weight="normal" officeooo:rsid="0088dd40"/>
    </style:style>
    <style:style style:name="T70" style:family="text">
      <style:text-properties fo:color="#e5c07b" loext:opacity="100%" fo:font-style="normal" style:text-underline-style="none" fo:font-weight="normal"/>
    </style:style>
    <style:style style:name="T71" style:family="text">
      <style:text-properties fo:color="#e5c07b" loext:opacity="100%" fo:font-style="normal" style:text-underline-style="none" fo:font-weight="normal" officeooo:rsid="004fab2b"/>
    </style:style>
    <style:style style:name="T72" style:family="text">
      <style:text-properties fo:color="#e5c07b" loext:opacity="100%" fo:font-style="normal" style:text-underline-style="none" fo:font-weight="normal" officeooo:rsid="0038d1e7"/>
    </style:style>
    <style:style style:name="T73" style:family="text">
      <style:text-properties fo:color="#e5c07b" loext:opacity="100%" fo:font-style="normal" style:text-underline-style="none" fo:font-weight="normal" officeooo:rsid="0088dd40"/>
    </style:style>
    <style:style style:name="T74" style:family="text">
      <style:text-properties fo:color="#e5c07b" loext:opacity="100%" fo:language="fr" fo:country="FR" fo:font-style="normal" style:text-underline-style="none" fo:font-weight="normal" officeooo:rsid="0078eed7"/>
    </style:style>
    <style:style style:name="T75" style:family="text">
      <style:text-properties fo:color="#c678dd" loext:opacity="100%" fo:font-style="normal" style:text-underline-style="none" fo:font-weight="normal"/>
    </style:style>
    <style:style style:name="T76" style:family="text">
      <style:text-properties fo:color="#c678dd" loext:opacity="100%" fo:font-style="normal" style:text-underline-style="none" fo:font-weight="normal" officeooo:rsid="004fab2b"/>
    </style:style>
    <style:style style:name="T77" style:family="text">
      <style:text-properties fo:color="#c678dd" loext:opacity="100%" fo:font-style="normal" style:text-underline-style="none" fo:font-weight="normal" officeooo:rsid="0038d1e7"/>
    </style:style>
    <style:style style:name="T78" style:family="text">
      <style:text-properties fo:color="#c678dd" loext:opacity="100%" fo:font-style="normal" style:text-underline-style="none" fo:font-weight="normal" officeooo:rsid="003714e7"/>
    </style:style>
    <style:style style:name="T79" style:family="text">
      <style:text-properties fo:color="#c678dd" loext:opacity="100%" fo:font-style="normal" style:text-underline-style="none" fo:font-weight="normal" officeooo:rsid="0088dd40"/>
    </style:style>
    <style:style style:name="T80" style:family="text">
      <style:text-properties fo:color="#d19a66" loext:opacity="100%" fo:font-style="normal" style:text-underline-style="none" fo:font-weight="normal"/>
    </style:style>
    <style:style style:name="T81" style:family="text">
      <style:text-properties fo:color="#d19a66" loext:opacity="100%" fo:font-style="normal" style:text-underline-style="none" fo:font-weight="normal" officeooo:rsid="0054a488"/>
    </style:style>
    <style:style style:name="T82" style:family="text">
      <style:text-properties fo:color="#d19a66" loext:opacity="100%" fo:font-style="normal" style:text-underline-style="none" fo:font-weight="normal" officeooo:rsid="003714e7"/>
    </style:style>
    <style:style style:name="T83" style:family="text">
      <style:text-properties fo:color="#d19a66" loext:opacity="100%" fo:font-style="normal" style:text-underline-style="none" fo:font-weight="normal" officeooo:rsid="0088dd40"/>
    </style:style>
    <style:style style:name="T84" style:family="text">
      <style:text-properties fo:color="#d19a66" loext:opacity="100%" fo:font-size="12pt" fo:font-style="normal" style:text-underline-style="none" fo:font-weight="normal" officeooo:rsid="0088dd40"/>
    </style:style>
    <style:style style:name="T85" style:family="text">
      <style:text-properties officeooo:rsid="00534fda"/>
    </style:style>
    <style:style style:name="T86" style:family="text">
      <style:text-properties fo:color="#98c379" loext:opacity="100%" fo:font-style="normal" style:text-underline-style="none" fo:font-weight="normal"/>
    </style:style>
    <style:style style:name="T87" style:family="text">
      <style:text-properties officeooo:rsid="005691f6"/>
    </style:style>
    <style:style style:name="T88" style:family="text">
      <style:text-properties officeooo:rsid="005affa2"/>
    </style:style>
    <style:style style:name="T89" style:family="text">
      <style:text-properties officeooo:rsid="005bb425"/>
    </style:style>
    <style:style style:name="T90" style:family="text">
      <style:text-properties officeooo:rsid="005bd542"/>
    </style:style>
    <style:style style:name="T91" style:family="text">
      <style:text-properties fo:language="fr" fo:country="FR" officeooo:rsid="0071ce5b"/>
    </style:style>
    <style:style style:name="T92" style:family="text">
      <style:text-properties officeooo:rsid="006a262e"/>
    </style:style>
    <style:style style:name="T93" style:family="text">
      <style:text-properties officeooo:rsid="006bfc21"/>
    </style:style>
    <style:style style:name="T94" style:family="text">
      <style:text-properties officeooo:rsid="006cde83"/>
    </style:style>
    <style:style style:name="T95" style:family="text">
      <style:text-properties officeooo:rsid="006ff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LGORITHME : PSEUDO-CODE, TABLE D’EXÉCUTION: </text:p>
      <text:p text:style-name="P34"/>
      <text:p text:style-name="P34"/>
      <text:p text:style-name="P34"/>
      <text:h text:style-name="P94" text:outline-level="3">Exercice 3 :</text:h>
      <text:p text:style-name="P35"/>
      <table:table table:name="Exercice3" table:style-name="Exercice3">
        <table:table-column table:style-name="Exercice3.A"/>
        <table:table-column table:style-name="Exercice3.B"/>
        <table:table-column table:style-name="Exercice3.C"/>
        <table:table-column table:style-name="Exercice3.D"/>
        <table:table-row table:style-name="Exercice3.1">
          <table:table-cell table:style-name="Exercice3.A1" office:value-type="string">
            <text:p text:style-name="P6">Ligne</text:p>
          </table:table-cell>
          <table:table-cell table:style-name="Exercice3.A1" office:value-type="string">
            <text:p text:style-name="P6">r</text:p>
          </table:table-cell>
          <table:table-cell table:style-name="Exercice3.A1" office:value-type="string">
            <text:p text:style-name="P6">n</text:p>
          </table:table-cell>
          <table:table-cell table:style-name="Exercice3.D1" office:value-type="string">
            <text:p text:style-name="P7">Commande</text:p>
          </table:table-cell>
        </table:table-row>
        <table:table-row table:style-name="TableLine2166137567888">
          <table:table-cell table:style-name="Exercice3.A2" office:value-type="string">
            <text:p text:style-name="P6">0</text:p>
          </table:table-cell>
          <table:table-cell table:style-name="Exercice3.A2" office:value-type="string">
            <text:p text:style-name="P8">?</text:p>
          </table:table-cell>
          <table:table-cell table:style-name="Exercice3.A2" office:value-type="string">
            <text:p text:style-name="P6">20</text:p>
          </table:table-cell>
          <table:table-cell table:style-name="Exercice3.D2" office:value-type="string">
            <text:p text:style-name="P9">Initialisation</text:p>
          </table:table-cell>
        </table:table-row>
        <table:table-row table:style-name="TableLine2166137576816">
          <table:table-cell table:style-name="Exercice3.A2" office:value-type="string">
            <text:p text:style-name="P7">1</text:p>
          </table:table-cell>
          <table:table-cell table:style-name="Exercice3.A2" office:value-type="string">
            <text:p text:style-name="P7">0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0</text:p>
          </table:table-cell>
        </table:table-row>
        <table:table-row table:style-name="TableLine2166137587184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0*0&lt;=20, on rentre dans la boucle</text:p>
          </table:table-cell>
        </table:table-row>
        <table:table-row table:style-name="TableLine2166137584592"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10">1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1</text:p>
          </table:table-cell>
        </table:table-row>
        <table:table-row table:style-name="TableLine2166137591792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<text:span text:style-name="T3">1</text:span>*<text:span text:style-name="T3">1</text:span>&lt;=20, on rentre dans la boucle</text:p>
          </table:table-cell>
        </table:table-row>
        <table:table-row table:style-name="TableLine2166137584016"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10">2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2</text:p>
          </table:table-cell>
        </table:table-row>
        <table:table-row table:style-name="TableLine2166137593808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<text:span text:style-name="T3">2</text:span>*<text:span text:style-name="T3">2</text:span>&lt;=20, on rentre dans la boucle</text:p>
          </table:table-cell>
        </table:table-row>
        <table:table-row table:style-name="TableLine2166137590064"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3</text:p>
          </table:table-cell>
        </table:table-row>
        <table:table-row table:style-name="TableLine2166137588624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<text:span text:style-name="T3">3</text:span>*<text:span text:style-name="T3">3</text:span>&lt;=20, on rentre dans la boucle</text:p>
          </table:table-cell>
        </table:table-row>
        <table:table-row table:style-name="TableLine2166137590928"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10">4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4</text:p>
          </table:table-cell>
        </table:table-row>
        <table:table-row table:style-name="TableLine2166137596976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<text:span text:style-name="T4">4</text:span>*<text:span text:style-name="T4">4</text:span>&lt;=20, on rentre dans la boucle</text:p>
          </table:table-cell>
        </table:table-row>
        <table:table-row table:style-name="TableLine2166137597264">
          <table:table-cell table:style-name="Exercice3.A2" office:value-type="string">
            <text:p text:style-name="P10">3</text:p>
          </table:table-cell>
          <table:table-cell table:style-name="Exercice3.A2" office:value-type="string">
            <text:p text:style-name="P9">5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5</text:p>
          </table:table-cell>
        </table:table-row>
        <table:table-row table:style-name="TableLine2166137590352">
          <table:table-cell table:style-name="Exercice3.A2" office:value-type="string">
            <text:p text:style-name="P7">2</text:p>
          </table:table-cell>
          <table:table-cell table:style-name="Exercice3.A2" office:value-type="string">
            <text:p text:style-name="P8"/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7"><text:span text:style-name="T4">5</text:span>*<text:span text:style-name="T4">5&gt;</text:span>20, on <text:span text:style-name="T4">sors de la boucle</text:span></text:p>
          </table:table-cell>
        </table:table-row>
        <table:table-row table:style-name="TableLine2166137584880">
          <table:table-cell table:style-name="Exercice3.A2" office:value-type="string">
            <text:p text:style-name="P11">4</text:p>
          </table:table-cell>
          <table:table-cell table:style-name="Exercice3.A2" office:value-type="string">
            <text:p text:style-name="P9">4</text:p>
          </table:table-cell>
          <table:table-cell table:style-name="Exercice3.A2" office:value-type="string">
            <text:p text:style-name="P8"/>
          </table:table-cell>
          <table:table-cell table:style-name="Exercice3.D2" office:value-type="string">
            <text:p text:style-name="P9">r← <text:span text:style-name="T5">4</text:span></text:p>
          </table:table-cell>
        </table:table-row>
      </table:table>
      <text:p text:style-name="P36"/>
      <text:p text:style-name="P36"/>
      <text:p text:style-name="P36"/>
      <text:h text:style-name="P94" text:outline-level="3">Exercice 4 :</text:h>
      <text:p text:style-name="P1"/>
      <text:p text:style-name="P2"><text:span text:style-name="T28">1 <text:s/></text:span><text:span text:style-name="T35">READ</text:span><text:span text:style-name="T48"> </text:span><text:span text:style-name="T31">a</text:span><text:span text:style-name="T48">, </text:span><text:span text:style-name="T31">b</text:span><text:span text:style-name="T48">, </text:span><text:span text:style-name="T31">c</text:span></text:p>
      <text:p text:style-name="P2"><text:span text:style-name="T27">2 <text:s/></text:span><text:span text:style-name="T31">m</text:span><text:span text:style-name="T48"> ← (</text:span><text:span text:style-name="T31">a</text:span><text:span text:style-name="T62">+</text:span><text:span text:style-name="T31">b</text:span><text:span text:style-name="T62">+</text:span><text:span text:style-name="T31">c</text:span><text:span text:style-name="T48">)</text:span><text:span text:style-name="T62">/</text:span><text:span text:style-name="T80">3</text:span></text:p>
      <text:p text:style-name="P2"><text:span text:style-name="T28">3 <text:s/></text:span><text:span text:style-name="T35">WRITE</text:span><text:span text:style-name="T48"> </text:span><text:span text:style-name="T31">m</text:span></text:p>
      <text:p text:style-name="P1"/>
      <text:h text:style-name="P94" text:outline-level="3">Exercice 5 :</text:h>
      <text:p text:style-name="P3"><text:span text:style-name="T28">1 <text:s/></text:span><text:span text:style-name="T35">READ</text:span><text:span text:style-name="T48"> </text:span><text:span text:style-name="T31">a</text:span><text:span text:style-name="T48">, </text:span><text:span text:style-name="T31">b</text:span></text:p>
      <text:p text:style-name="P49">2 <text:s/></text:p>
      <text:p text:style-name="P3"><text:span text:style-name="T28">3 <text:s/></text:span><text:span text:style-name="T35">IF</text:span><text:span text:style-name="T48"> </text:span><text:span text:style-name="T31">a</text:span><text:span text:style-name="T48"> </text:span><text:span text:style-name="T62">&gt;</text:span><text:span text:style-name="T48"> </text:span><text:span text:style-name="T31">b</text:span><text:span text:style-name="T48"> </text:span><text:span text:style-name="T35">THEN</text:span></text:p>
      <text:p text:style-name="P3"><text:span text:style-name="T27">4 <text:s/></text:span><text:span text:style-name="T48"><text:tab/></text:span><text:span text:style-name="T70">max</text:span><text:span text:style-name="T48"> </text:span><text:span text:style-name="T62">=</text:span><text:span text:style-name="T48"> </text:span><text:span text:style-name="T31">a</text:span></text:p>
      <text:p text:style-name="P45"><text:span text:style-name="T26">5 <text:s/></text:span>ELSE</text:p>
      <text:p text:style-name="P3"><text:span text:style-name="T27">6 <text:s/></text:span><text:span text:style-name="T48"><text:tab/></text:span><text:span text:style-name="T70">max</text:span><text:span text:style-name="T48"> </text:span><text:span text:style-name="T62">=</text:span><text:span text:style-name="T48"> </text:span><text:span text:style-name="T31">b</text:span></text:p>
      <text:p text:style-name="P49">7 <text:s/></text:p>
      <text:p text:style-name="P3"><text:span text:style-name="T28">8 <text:s/></text:span><text:span text:style-name="T35">WRITE</text:span><text:span text:style-name="T48"> </text:span><text:span text:style-name="T70">max</text:span></text:p>
      <text:p text:style-name="P32"/>
      <text:h text:style-name="P94" text:outline-level="3" text:is-list-header="true">Exercice 6 :</text:h>
      <text:p text:style-name="P4"><text:span text:style-name="T27">1 <text:s/></text:span><text:span text:style-name="T31">res</text:span><text:span text:style-name="T48"> ← </text:span><text:span text:style-name="T31">O</text:span></text:p>
      <text:p text:style-name="P4"><text:span text:style-name="T29">2 <text:s/></text:span><text:span text:style-name="T36">READ</text:span><text:span text:style-name="T48"> ←</text:span><text:span text:style-name="T31">nbe</text:span></text:p>
      <text:p text:style-name="P50">3 <text:s/></text:p>
      <text:p text:style-name="P4"><text:soft-page-break/><text:span text:style-name="T27">4 <text:s/></text:span><text:span text:style-name="T31">FOR</text:span><text:span text:style-name="T48"> </text:span><text:span text:style-name="T31">i</text:span><text:span text:style-name="T48"> ← </text:span><text:span text:style-name="T80">1</text:span><text:span text:style-name="T48"> </text:span><text:span text:style-name="T31">to</text:span><text:span text:style-name="T48"> </text:span><text:span text:style-name="T31">nbe</text:span></text:p>
      <text:p text:style-name="P4"><text:span text:style-name="T27">5 <text:s/></text:span><text:span text:style-name="T48"><text:tab/></text:span><text:span text:style-name="T31">res</text:span><text:span text:style-name="T48"> ←</text:span><text:span text:style-name="T31">res</text:span><text:span text:style-name="T62">+</text:span><text:span text:style-name="T31">i</text:span></text:p>
      <text:p text:style-name="P4"><text:span text:style-name="T29">6 <text:s/></text:span><text:span text:style-name="T36">WRITE</text:span><text:span text:style-name="T48"> </text:span><text:span text:style-name="T31">res</text:span></text:p>
      <text:p text:style-name="P50">7 <text:s/></text:p>
      <text:p text:style-name="P46"><text:span text:style-name="T26">8 <text:s/></text:span>OU</text:p>
      <text:p text:style-name="P5"><text:span text:style-name="T27">9 <text:s/></text:span><text:span text:style-name="T31">n</text:span><text:span text:style-name="T37">be</text:span><text:span text:style-name="T48">(</text:span><text:span text:style-name="T31">n</text:span><text:span text:style-name="T37">be</text:span><text:span text:style-name="T62">+</text:span><text:span text:style-name="T80">1</text:span><text:span text:style-name="T48">)</text:span><text:span text:style-name="T62">/</text:span><text:span text:style-name="T80">2</text:span></text:p>
      <text:p text:style-name="P33"/>
      <text:h text:style-name="P94" text:outline-level="3" text:is-list-header="true">Exercice 7 :</text:h>
      <text:p text:style-name="P20"><text:span text:style-name="T27"><text:s/>1 <text:s/></text:span><text:span text:style-name="T31">LIRE</text:span><text:span text:style-name="T48"> </text:span><text:span text:style-name="T31">a</text:span><text:span text:style-name="T48">, </text:span><text:span text:style-name="T31">b</text:span><text:span text:style-name="T48">, </text:span><text:span text:style-name="T31">c</text:span></text:p>
      <text:p text:style-name="P51"><text:s/>2 <text:s/></text:p>
      <text:p text:style-name="P22"><text:span text:style-name="T27"><text:s/>3 <text:s/></text:span><text:span text:style-name="T31">IF</text:span><text:span text:style-name="T48"> </text:span><text:span text:style-name="T31">a</text:span><text:span text:style-name="T48"> </text:span><text:span text:style-name="T62">&gt;</text:span><text:span text:style-name="T48"> </text:span><text:span text:style-name="T31">b</text:span><text:span text:style-name="T48"> </text:span><text:span text:style-name="T31">THEN</text:span></text:p>
      <text:p text:style-name="P22"><text:span text:style-name="T27"><text:s/>4 <text:s/></text:span><text:span text:style-name="T48"><text:tab/></text:span><text:span text:style-name="T31">IF</text:span><text:span text:style-name="T48"> </text:span><text:span text:style-name="T31">a</text:span><text:span text:style-name="T48"> </text:span><text:span text:style-name="T62">&gt;</text:span><text:span text:style-name="T48"> </text:span><text:span text:style-name="T31">c</text:span><text:span text:style-name="T48"> </text:span><text:span text:style-name="T31">THEN</text:span></text:p>
      <text:p text:style-name="P22"><text:span text:style-name="T27"><text:s/>5 <text:s/></text:span><text:span text:style-name="T48"><text:tab/><text:tab/></text:span><text:span text:style-name="T70">max</text:span><text:span text:style-name="T48"> ← </text:span><text:span text:style-name="T31">a</text:span></text:p>
      <text:p text:style-name="P22"><text:span text:style-name="T27"><text:s/>6 <text:s/></text:span><text:span text:style-name="T48"><text:tab/></text:span><text:span text:style-name="T31">ELSE</text:span></text:p>
      <text:p text:style-name="P22"><text:span text:style-name="T27"><text:s/>7 <text:s/></text:span><text:span text:style-name="T48"><text:tab/><text:tab/></text:span><text:span text:style-name="T70">max</text:span><text:span text:style-name="T48"> ←</text:span><text:span text:style-name="T31">c</text:span></text:p>
      <text:p text:style-name="P53"><text:s/>8 <text:s/></text:p>
      <text:p text:style-name="P47"><text:span text:style-name="T26"><text:s/>9 <text:s/></text:span>ELSE</text:p>
      <text:p text:style-name="P22"><text:span text:style-name="T27">10 <text:s/></text:span><text:span text:style-name="T48"><text:tab/></text:span><text:span text:style-name="T31">IF</text:span><text:span text:style-name="T48"> </text:span><text:span text:style-name="T31">b</text:span><text:span text:style-name="T48"> </text:span><text:span text:style-name="T62">&gt;</text:span><text:span text:style-name="T48"> </text:span><text:span text:style-name="T31">c</text:span><text:span text:style-name="T48"> </text:span><text:span text:style-name="T31">THEN</text:span></text:p>
      <text:p text:style-name="P22"><text:span text:style-name="T27">11 <text:s/></text:span><text:span text:style-name="T48"><text:tab/><text:tab/></text:span><text:span text:style-name="T70">max</text:span><text:span text:style-name="T48"> ← </text:span><text:span text:style-name="T31">b</text:span></text:p>
      <text:p text:style-name="P22"><text:span text:style-name="T27">12 <text:s/></text:span><text:span text:style-name="T48"><text:tab/></text:span><text:span text:style-name="T31">ELSE</text:span><text:span text:style-name="T48">:</text:span></text:p>
      <text:p text:style-name="P22"><text:span text:style-name="T27">13 <text:s/></text:span><text:span text:style-name="T48"><text:tab/><text:tab/></text:span><text:span text:style-name="T70">max</text:span><text:span text:style-name="T48"> ← </text:span><text:span text:style-name="T31">c</text:span></text:p>
      <text:p text:style-name="P53">14 <text:s/></text:p>
      <text:p text:style-name="P22"><text:span text:style-name="T27">15 <text:s/></text:span><text:span text:style-name="T31">WRITE</text:span><text:span text:style-name="T48"> </text:span><text:span text:style-name="T70">max</text:span></text:p>
      <text:p text:style-name="P27"/>
      <text:p text:style-name="P27"/>
      <text:h text:style-name="P94" text:outline-level="3">Exercice <text:span text:style-name="T1">9</text:span> :</text:h>
      <text:p text:style-name="P28">i n’est pas définie, la boucle while ne peut <text:span text:style-name="T2">donc </text:span>pas avoir lieu.</text:p>
      <text:p text:style-name="P28"/>
      <text:h text:style-name="P94" text:outline-level="3">Exercice 10 :</text:h>
      <text:p text:style-name="P59"><text:span text:style-name="T17">1 <text:s/></text:span><text:span text:style-name="T31">READ</text:span><text:span text:style-name="T48"> </text:span><text:span text:style-name="T31">liste1</text:span></text:p>
      <text:p text:style-name="P61"><text:span text:style-name="T17">2 <text:s/></text:span><text:span text:style-name="T70">max</text:span><text:span text:style-name="T48"> ← </text:span><text:span text:style-name="T80">0</text:span></text:p>
      <text:p text:style-name="P26"><text:span text:style-name="T30">3 <text:s/></text:span><text:span text:style-name="T46">n</text:span><text:span text:style-name="T60"> </text:span><text:span text:style-name="T59">←</text:span><text:span text:style-name="T45">longueur</text:span><text:span text:style-name="T59"> </text:span><text:span text:style-name="T45">de</text:span><text:span text:style-name="T59"> </text:span><text:span text:style-name="T45">liste1</text:span></text:p>
      <text:p text:style-name="P64"><text:span text:style-name="T24">4 <text:s/></text:span><text:span text:style-name="T78">for</text:span><text:span text:style-name="T57"> </text:span><text:span text:style-name="T43">i</text:span><text:span text:style-name="T57"> ← </text:span><text:span text:style-name="T82">0</text:span><text:span text:style-name="T57"> </text:span><text:span text:style-name="T43">to</text:span><text:span text:style-name="T57"> </text:span><text:span text:style-name="T43">n</text:span><text:span text:style-name="T68">-</text:span><text:span text:style-name="T82">1</text:span></text:p>
      <text:p text:style-name="P59"><text:span text:style-name="T23">5 <text:s/></text:span><text:span text:style-name="T52"><text:tab/></text:span><text:span text:style-name="T77">if</text:span><text:span text:style-name="T52"> </text:span><text:span text:style-name="T38">liste1</text:span><text:span text:style-name="T52">[</text:span><text:span text:style-name="T38">i</text:span><text:span text:style-name="T52">] </text:span><text:span text:style-name="T65">&gt;</text:span><text:span text:style-name="T52"> </text:span><text:span text:style-name="T72">max</text:span></text:p>
      <text:p text:style-name="P59"><text:span text:style-name="T23">6 <text:s/></text:span><text:span text:style-name="T52"><text:tab/><text:tab/></text:span><text:span text:style-name="T72">max</text:span><text:span text:style-name="T52"> ← </text:span><text:span text:style-name="T38">liste1</text:span><text:span text:style-name="T52">[</text:span><text:span text:style-name="T38">i</text:span><text:span text:style-name="T52">]</text:span></text:p>
      <text:p text:style-name="P56">7 <text:s/></text:p>
      <text:p text:style-name="P63"><text:span text:style-name="T17">8 <text:s/></text:span><text:span text:style-name="T31">WRITE</text:span><text:span text:style-name="T48"> </text:span><text:span text:style-name="T70">max</text:span></text:p>
      <text:p text:style-name="P29"/>
      <text:p text:style-name="P29"/>
      <text:h text:style-name="P94" text:outline-level="3">Exercice 11 :</text:h>
      <text:p text:style-name="P23"><text:span text:style-name="T27">1 <text:s/></text:span><text:span text:style-name="T31">READ</text:span><text:span text:style-name="T48"> </text:span><text:span text:style-name="T31">a</text:span><text:span text:style-name="T48">, </text:span><text:span text:style-name="T31">b</text:span></text:p>
      <text:p text:style-name="P24"><text:span text:style-name="T27">2 <text:s/></text:span><text:span text:style-name="T31">c</text:span><text:span text:style-name="T48"> ← </text:span><text:span text:style-name="T31">b</text:span></text:p>
      <text:p text:style-name="P24"><text:span text:style-name="T27">3 <text:s/></text:span><text:span text:style-name="T31">b</text:span><text:span text:style-name="T48"> ← </text:span><text:span text:style-name="T31">a</text:span></text:p>
      <text:p text:style-name="P24"><text:span text:style-name="T27">4 <text:s/></text:span><text:span text:style-name="T31">a</text:span><text:span text:style-name="T48"> ← </text:span><text:span text:style-name="T31">c</text:span></text:p>
      <text:p text:style-name="P93">a = 5</text:p>
      <text:h text:style-name="P94" text:outline-level="3">Exercice 1<text:span text:style-name="T6">2</text:span> :</text:h>
      <table:table table:name="Exercice12" table:style-name="Exercice12" table:template-name="Default Style">
        <table:table-column table:style-name="Exercice12.A"/>
        <table:table-column table:style-name="Exercice12.B"/>
        <table:table-column table:style-name="Exercice12.C"/>
        <table:table-column table:style-name="Exercice12.A"/>
        <table:table-column table:style-name="Exercice12.E"/>
        <table:table-column table:style-name="Exercice12.F"/>
        <table:table-row table:style-name="Exercice12.1">
          <table:table-cell table:style-name="Exercice12.A1" office:value-type="string">
            <text:p text:style-name="P73">Ligne</text:p>
          </table:table-cell>
          <table:table-cell table:style-name="Exercice12.A1" office:value-type="string">
            <text:p text:style-name="P73">i</text:p>
          </table:table-cell>
          <table:table-cell table:style-name="Exercice12.A1" office:value-type="string">
            <text:p text:style-name="P73">u</text:p>
          </table:table-cell>
          <table:table-cell table:style-name="Exercice12.A1" office:value-type="string">
            <text:p text:style-name="P73">a</text:p>
          </table:table-cell>
          <table:table-cell table:style-name="Exercice12.A1" office:value-type="string">
            <text:p text:style-name="P73">b</text:p>
          </table:table-cell>
          <table:table-cell table:style-name="Exercice12.F1" office:value-type="string">
            <text:p text:style-name="P73">Commande</text:p>
          </table:table-cell>
        </table:table-row>
        <table:table-row table:style-name="Exercice12.1">
          <table:table-cell table:style-name="Exercice12.A2" office:value-type="string">
            <text:p text:style-name="P73"/>
          </table:table-cell>
          <table:table-cell table:style-name="Exercice12.A2" office:value-type="string">
            <text:p text:style-name="P74">?</text:p>
          </table:table-cell>
          <table:table-cell table:style-name="Exercice12.A2" office:value-type="string">
            <text:p text:style-name="P74">?</text:p>
          </table:table-cell>
          <table:table-cell table:style-name="Exercice12.A2" office:value-type="string">
            <text:p text:style-name="P73">17</text:p>
          </table:table-cell>
          <table:table-cell table:style-name="Exercice12.A2" office:value-type="string">
            <text:p text:style-name="P73">3</text:p>
          </table:table-cell>
          <table:table-cell table:style-name="Exercice12.F2" office:value-type="string">
            <text:p text:style-name="P73">a ← 17 et b ← 3</text:p>
          </table:table-cell>
        </table:table-row>
        <table:table-row table:style-name="Exercice12.1">
          <table:table-cell table:style-name="Exercice12.A2" office:value-type="string">
            <text:p text:style-name="P73">1</text:p>
          </table:table-cell>
          <table:table-cell table:style-name="Exercice12.A2" office:value-type="string">
            <text:p text:style-name="P73">0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3"><text:span text:style-name="T10">i</text:span> ← 0</text:p>
          </table:table-cell>
        </table:table-row>
        <table:table-row table:style-name="TableLine2166137587760">
          <table:table-cell table:style-name="Exercice12.A2" office:value-type="string">
            <text:p text:style-name="P73">2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3">u <text:span text:style-name="T7">←3</text:span> </text:p>
          </table:table-cell>
        </table:table-row>
        <text:soft-page-break/>
        <table:table-row table:style-name="TableLine2166137588336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17 &gt;= 3, on rentre dans la boucle </text:p>
          </table:table-cell>
        </table:table-row>
        <table:table-row table:style-name="TableLine2166137588912">
          <table:table-cell table:style-name="Exercice12.A2" office:value-type="string">
            <text:p text:style-name="P73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5">14</text:p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9">a</text:span> ←<text:span text:style-name="T8">14</text:span></text:p>
          </table:table-cell>
        </table:table-row>
        <table:table-row table:style-name="TableLine2166137594960">
          <table:table-cell table:style-name="Exercice12.A2" office:value-type="string">
            <text:p text:style-name="P73">5</text:p>
          </table:table-cell>
          <table:table-cell table:style-name="Exercice12.A2" office:value-type="string">
            <text:p text:style-name="P75">1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i ← 1</text:p>
          </table:table-cell>
        </table:table-row>
        <table:table-row table:style-name="TableLine2166137589488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1<text:span text:style-name="T11">4</text:span> &gt;= 3, on rentre dans la boucle </text:p>
          </table:table-cell>
        </table:table-row>
        <table:table-row table:style-name="Exercice12.1">
          <table:table-cell table:style-name="Exercice12.A2" office:value-type="string">
            <text:p text:style-name="P73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5">1<text:span text:style-name="T11">1</text:span></text:p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9">a</text:span> ←<text:span text:style-name="T11">11</text:span></text:p>
          </table:table-cell>
        </table:table-row>
        <table:table-row table:style-name="TableLine2166137595536">
          <table:table-cell table:style-name="Exercice12.A2" office:value-type="string">
            <text:p text:style-name="P76">5</text:p>
          </table:table-cell>
          <table:table-cell table:style-name="Exercice12.A2" office:value-type="string">
            <text:p text:style-name="P76">2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5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6">i ← 2</text:p>
          </table:table-cell>
        </table:table-row>
        <table:table-row table:style-name="Exercice12.1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1<text:span text:style-name="T11">1</text:span> &gt;= 3, on rentre dans la boucle </text:p>
          </table:table-cell>
        </table:table-row>
        <table:table-row table:style-name="Exercice12.1">
          <table:table-cell table:style-name="Exercice12.A2" office:value-type="string">
            <text:p text:style-name="P73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6">8</text:p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9">a</text:span> ←<text:span text:style-name="T12">8</text:span></text:p>
          </table:table-cell>
        </table:table-row>
        <table:table-row table:style-name="Exercice12.1">
          <table:table-cell table:style-name="Exercice12.A2" office:value-type="string">
            <text:p text:style-name="P73">5</text:p>
          </table:table-cell>
          <table:table-cell table:style-name="Exercice12.A2" office:value-type="string">
            <text:p text:style-name="P76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i ← <text:span text:style-name="T12">3</text:span></text:p>
          </table:table-cell>
        </table:table-row>
        <table:table-row table:style-name="Exercice12.1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13">8</text:span> &gt;= 3, on rentre dans la boucle </text:p>
          </table:table-cell>
        </table:table-row>
        <table:table-row table:style-name="Exercice12.1">
          <table:table-cell table:style-name="Exercice12.A2" office:value-type="string">
            <text:p text:style-name="P73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7">5</text:p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9">a</text:span> ←<text:span text:style-name="T13">5</text:span></text:p>
          </table:table-cell>
        </table:table-row>
        <table:table-row table:style-name="Exercice12.1">
          <table:table-cell table:style-name="Exercice12.A2" office:value-type="string">
            <text:p text:style-name="P73">5</text:p>
          </table:table-cell>
          <table:table-cell table:style-name="Exercice12.A2" office:value-type="string">
            <text:p text:style-name="P77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i ← <text:span text:style-name="T13">4</text:span></text:p>
          </table:table-cell>
        </table:table-row>
        <table:table-row table:style-name="Exercice12.1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13">5</text:span> &gt;= 3, on rentre dans la boucle </text:p>
          </table:table-cell>
        </table:table-row>
        <table:table-row table:style-name="Exercice12.1">
          <table:table-cell table:style-name="Exercice12.A2" office:value-type="string">
            <text:p text:style-name="P73">4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7">2</text:p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9">a</text:span> ←<text:span text:style-name="T13">2</text:span></text:p>
          </table:table-cell>
        </table:table-row>
        <table:table-row table:style-name="Exercice12.19">
          <table:table-cell table:style-name="Exercice12.A2" office:value-type="string">
            <text:p text:style-name="P73">5</text:p>
          </table:table-cell>
          <table:table-cell table:style-name="Exercice12.A2" office:value-type="string">
            <text:p text:style-name="P77">5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i ← <text:span text:style-name="T13">5</text:span></text:p>
          </table:table-cell>
        </table:table-row>
        <table:table-row table:style-name="Exercice12.20">
          <table:table-cell table:style-name="Exercice12.A2" office:value-type="string">
            <text:p text:style-name="P73">3</text:p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A2" office:value-type="string">
            <text:p text:style-name="P74"/>
          </table:table-cell>
          <table:table-cell table:style-name="Exercice12.F2" office:value-type="string">
            <text:p text:style-name="P75"><text:span text:style-name="T14">2</text:span> &lt; 3, on <text:span text:style-name="T13">sort de </text:span>la boucle </text:p>
          </table:table-cell>
        </table:table-row>
      </table:table>
      <text:p text:style-name="P30"/>
      <text:p text:style-name="P31">Dans ce programme, a vaut le <text:span text:style-name="T15">reste </text:span>de la division euclidienne de <text:span text:style-name="T15">17 par 3, et i le quotient.</text:span></text:p>
      <text:p text:style-name="P31"/>
      <text:h text:style-name="P95" text:outline-level="3" text:is-list-header="true"/>
      <text:h text:style-name="P95" text:outline-level="3">Exercice 13:</text:h>
      <text:p text:style-name="P65"><text:span text:style-name="T17">1 <text:s/></text:span><text:span text:style-name="T31">n</text:span><text:span text:style-name="T48"> ← </text:span><text:span text:style-name="T31">READ</text:span></text:p>
      <text:p text:style-name="P65"><text:span text:style-name="T18">2 <text:s/></text:span><text:span text:style-name="T32">element</text:span><text:span text:style-name="T49"> </text:span><text:span text:style-name="T63">=</text:span><text:span text:style-name="T49"> </text:span><text:span text:style-name="T32">READ</text:span></text:p>
      <text:p text:style-name="P66"><text:span text:style-name="T17">3 <text:s/></text:span><text:span text:style-name="T31">is_in</text:span><text:span text:style-name="T48"> </text:span><text:span text:style-name="T62">=</text:span><text:span text:style-name="T48"> </text:span><text:span text:style-name="T70">False</text:span></text:p>
      <text:p text:style-name="P67"><text:span text:style-name="T17">4 <text:s/></text:span><text:span text:style-name="T75">for</text:span><text:span text:style-name="T48"> </text:span><text:span text:style-name="T31">w</text:span><text:span text:style-name="T48"> ← </text:span><text:span text:style-name="T80">0</text:span><text:span text:style-name="T48"> </text:span><text:span text:style-name="T31">to</text:span><text:span text:style-name="T48"> </text:span><text:span text:style-name="T70">len</text:span><text:span text:style-name="T48">(</text:span><text:span text:style-name="T31">n</text:span><text:span text:style-name="T48">)</text:span><text:span text:style-name="T62">-</text:span><text:span text:style-name="T80">1</text:span><text:span text:style-name="T48">:</text:span></text:p>
      <text:p text:style-name="P67"><text:span text:style-name="T19">5 <text:s/></text:span><text:span text:style-name="T50"><text:tab/></text:span><text:span text:style-name="T76">if</text:span><text:span text:style-name="T50"> </text:span><text:span text:style-name="T33">n</text:span><text:span text:style-name="T50">[</text:span><text:span text:style-name="T33">w</text:span><text:span text:style-name="T50">] </text:span><text:span text:style-name="T64">=</text:span><text:span text:style-name="T50"> </text:span><text:span text:style-name="T33">element</text:span><text:span text:style-name="T50"> </text:span><text:span text:style-name="T33">then</text:span></text:p>
      <text:p text:style-name="P67"><text:span text:style-name="T19">6 <text:s/></text:span><text:span text:style-name="T50"><text:tab/><text:tab/></text:span><text:span text:style-name="T33">is_in</text:span><text:span text:style-name="T50"> </text:span><text:span text:style-name="T64">=</text:span><text:span text:style-name="T50"> </text:span><text:span text:style-name="T71">True</text:span></text:p>
      <text:p text:style-name="P66"><text:span text:style-name="T17">7 <text:s/></text:span><text:span text:style-name="T31">WRITE</text:span><text:span text:style-name="T48"> </text:span><text:span text:style-name="T31">is_in</text:span></text:p>
      <text:p text:style-name="P12"/>
      <text:h text:style-name="P96" text:outline-level="3">Exercice 14:</text:h>
      <text:h text:style-name="P102" text:outline-level="5">1.</text:h>
      <text:p text:style-name="P13"><text:span text:style-name="T85">a) </text:span>Nb = 2</text:p>
      <text:p text:style-name="P13"><text:span text:style-name="T85">b) </text:span>Cet algorythme compte le nombre de fois où la lettre "a" apparaît dans une liste donnée.</text:p>
      <text:p text:style-name="P13"><text:span text:style-name="T85">c) </text:span>Nb=0</text:p>
      <text:p text:style-name="P13"/>
      <text:p text:style-name="P13"/>
      <text:h text:style-name="P102" text:outline-level="5"><text:soft-page-break/>2.</text:h>
      <text:p text:style-name="P68"><text:span text:style-name="T17">1 <text:s/></text:span><text:span text:style-name="T48"><text:s/></text:span><text:span text:style-name="T31">Nb</text:span><text:span text:style-name="T48"> ← </text:span><text:span text:style-name="T70">False</text:span></text:p>
      <text:p text:style-name="P68"><text:span text:style-name="T17">2 <text:s/></text:span><text:span text:style-name="T48"><text:s/></text:span><text:span text:style-name="T31">n</text:span><text:span text:style-name="T48"> ←</text:span><text:span text:style-name="T31">longueur</text:span><text:span text:style-name="T48"> </text:span><text:span text:style-name="T31">de</text:span><text:span text:style-name="T48"> </text:span><text:span text:style-name="T31">la</text:span><text:span text:style-name="T48"> </text:span><text:span text:style-name="T31">liste</text:span></text:p>
      <text:p text:style-name="P68"><text:span text:style-name="T17">3 <text:s/></text:span><text:span text:style-name="T75">for</text:span><text:span text:style-name="T48"> </text:span><text:span text:style-name="T31">i</text:span><text:span text:style-name="T48"> ← </text:span><text:span text:style-name="T80">0</text:span><text:span text:style-name="T48"> </text:span><text:span text:style-name="T31">to</text:span><text:span text:style-name="T48"> </text:span><text:span text:style-name="T31">n</text:span><text:span text:style-name="T62">-</text:span><text:span text:style-name="T80">1</text:span></text:p>
      <text:p text:style-name="P68"><text:span text:style-name="T17">4 <text:s/></text:span><text:span text:style-name="T48"><text:tab/></text:span><text:span text:style-name="T75">if</text:span><text:span text:style-name="T48"> </text:span><text:span text:style-name="T31">liste</text:span><text:span text:style-name="T48">[</text:span><text:span text:style-name="T31">i</text:span><text:span text:style-name="T48">]</text:span><text:span text:style-name="T62">=</text:span><text:span text:style-name="T86">'a'</text:span><text:span text:style-name="T48"> </text:span><text:span text:style-name="T31">then</text:span></text:p>
      <text:p text:style-name="P68"><text:span text:style-name="T17">5 <text:s/></text:span><text:span text:style-name="T48"><text:tab/><text:tab/></text:span><text:span text:style-name="T31">nb</text:span><text:span text:style-name="T48"> ← </text:span><text:span text:style-name="T70">True</text:span></text:p>
      <text:h text:style-name="P102" text:outline-level="5">3.</text:h>
      <text:p text:style-name="P14"><text:span text:style-name="T27">1 <text:s/></text:span><text:span text:style-name="T47">bon</text:span><text:span text:style-name="T61"> ← </text:span><text:span text:style-name="T84">False</text:span></text:p>
      <text:p text:style-name="P70"><text:span text:style-name="T17">2 <text:s/></text:span><text:span text:style-name="T75">for</text:span><text:span text:style-name="T48"> </text:span><text:span text:style-name="T31">elt</text:span><text:span text:style-name="T48"> </text:span><text:span text:style-name="T62">in</text:span><text:span text:style-name="T48"> </text:span><text:span text:style-name="T31">liste</text:span></text:p>
      <text:p text:style-name="P70"><text:span text:style-name="T17">3 <text:s/></text:span><text:span text:style-name="T48"><text:tab/></text:span><text:span text:style-name="T75">for</text:span><text:span text:style-name="T48"> </text:span><text:span text:style-name="T31">element</text:span><text:span text:style-name="T48"> </text:span><text:span text:style-name="T62">in</text:span><text:span text:style-name="T48"> [</text:span><text:span text:style-name="T86">'a'</text:span><text:span text:style-name="T48">, </text:span><text:span text:style-name="T86">'e'</text:span><text:span text:style-name="T48">, </text:span><text:span text:style-name="T86">'i'</text:span><text:span text:style-name="T48">, </text:span><text:span text:style-name="T86">'o'</text:span><text:span text:style-name="T48">, </text:span><text:span text:style-name="T86">'u'</text:span><text:span text:style-name="T48">, </text:span><text:span text:style-name="T86">'y'</text:span><text:span text:style-name="T48">]</text:span></text:p>
      <text:p text:style-name="P70"><text:span text:style-name="T25">4 <text:s/></text:span><text:span text:style-name="T58"><text:tab/><text:tab/></text:span><text:span text:style-name="T79">if</text:span><text:span text:style-name="T58"> </text:span><text:span text:style-name="T44">elt</text:span><text:span text:style-name="T69">=</text:span><text:span text:style-name="T44">element</text:span></text:p>
      <text:p text:style-name="P70"><text:span text:style-name="T25">5 <text:s/></text:span><text:span text:style-name="T58"><text:tab/><text:tab/><text:tab/></text:span><text:span text:style-name="T44">bon</text:span><text:span text:style-name="T69">=</text:span><text:span text:style-name="T73">True</text:span></text:p>
      <text:h text:style-name="P102" text:outline-level="5">4.</text:h>
      <text:p text:style-name="P69"><text:span text:style-name="T20">1 <text:s/></text:span><text:span text:style-name="T34">nb</text:span><text:span text:style-name="T51"> ← </text:span><text:span text:style-name="T81">0</text:span></text:p>
      <text:p text:style-name="P69"><text:span text:style-name="T17">2 <text:s/></text:span><text:span text:style-name="T75">for</text:span><text:span text:style-name="T48"> </text:span><text:span text:style-name="T31">elt</text:span><text:span text:style-name="T48"> </text:span><text:span text:style-name="T62">in</text:span><text:span text:style-name="T48"> </text:span><text:span text:style-name="T31">liste</text:span></text:p>
      <text:p text:style-name="P69"><text:span text:style-name="T17">3 <text:s/></text:span><text:span text:style-name="T48"><text:tab/></text:span><text:span text:style-name="T75">for</text:span><text:span text:style-name="T48"> </text:span><text:span text:style-name="T31">element</text:span><text:span text:style-name="T48"> </text:span><text:span text:style-name="T62">in</text:span><text:span text:style-name="T48"> [</text:span><text:span text:style-name="T86">'a'</text:span><text:span text:style-name="T48">, </text:span><text:span text:style-name="T86">'e'</text:span><text:span text:style-name="T48">, </text:span><text:span text:style-name="T86">'i'</text:span><text:span text:style-name="T48">, </text:span><text:span text:style-name="T86">'o'</text:span><text:span text:style-name="T48">, </text:span><text:span text:style-name="T86">'u'</text:span><text:span text:style-name="T48">, </text:span><text:span text:style-name="T86">'y'</text:span><text:span text:style-name="T48">]</text:span></text:p>
      <text:p text:style-name="P69"><text:span text:style-name="T25">4 <text:s/></text:span><text:span text:style-name="T58"><text:tab/><text:tab/></text:span><text:span text:style-name="T79">if</text:span><text:span text:style-name="T58"> </text:span><text:span text:style-name="T44">elt</text:span><text:span text:style-name="T69">=</text:span><text:span text:style-name="T44">element</text:span></text:p>
      <text:p text:style-name="P69"><text:span text:style-name="T25">5 <text:s/></text:span><text:span text:style-name="T58"><text:tab/><text:tab/><text:tab/></text:span><text:span text:style-name="T44">nb</text:span><text:span text:style-name="T69">=</text:span><text:span text:style-name="T44">nb</text:span><text:span text:style-name="T69">+</text:span><text:span text:style-name="T83">1</text:span></text:p>
      <text:h text:style-name="P97" text:outline-level="3" text:is-list-header="true">Exercice 15:</text:h>
      <text:h text:style-name="P102" text:outline-level="5">1.</text:h>
      <table:table table:name="Tabelle1" table:style-name="Tabelle1" table:template-name="Default Styl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78">ligne</text:p>
          </table:table-cell>
          <table:table-cell table:style-name="Tabelle1.A1" office:value-type="string">
            <text:p text:style-name="P78">phrase</text:p>
          </table:table-cell>
          <table:table-cell table:style-name="Tabelle1.A1" office:value-type="string">
            <text:p text:style-name="P78">lettre</text:p>
          </table:table-cell>
          <table:table-cell table:style-name="Tabelle1.A1" office:value-type="string">
            <text:p text:style-name="P78">fin</text:p>
          </table:table-cell>
          <table:table-cell table:style-name="Tabelle1.A1" office:value-type="string">
            <text:p text:style-name="P78">elt</text:p>
          </table:table-cell>
          <table:table-cell table:style-name="Tabelle1.F1" office:value-type="string">
            <text:p text:style-name="P79">Commande</text:p>
          </table:table-cell>
        </table:table-row>
        <table:table-row table:style-name="TableLine2166140992336">
          <table:table-cell table:style-name="Tabelle1.A2" office:value-type="string">
            <text:p text:style-name="P78">1</text:p>
          </table:table-cell>
          <table:table-cell table:style-name="Tabelle1.A2" office:value-type="string">
            <text:p text:style-name="P78">'arret'</text:p>
          </table:table-cell>
          <table:table-cell table:style-name="Tabelle1.A2" office:value-type="string">
            <text:p text:style-name="P80">?</text:p>
          </table:table-cell>
          <table:table-cell table:style-name="Tabelle1.A2" office:value-type="string">
            <text:p text:style-name="P74">?</text:p>
          </table:table-cell>
          <table:table-cell table:style-name="Tabelle1.A2" office:value-type="string">
            <text:p text:style-name="P74">?</text:p>
          </table:table-cell>
          <table:table-cell table:style-name="Tabelle1.F2" office:value-type="string">
            <text:p text:style-name="P81">Phrase ←"arret"</text:p>
          </table:table-cell>
        </table:table-row>
        <table:table-row table:style-name="TableLine2166140998672">
          <table:table-cell table:style-name="Tabelle1.A2" office:value-type="string">
            <text:p text:style-name="P80">2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>'<text:span text:style-name="T87">r'</text:span>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1">Lettre←"r"</text:p>
          </table:table-cell>
        </table:table-row>
        <table:table-row table:style-name="TableLine2166140995792">
          <table:table-cell table:style-name="Tabelle1.A2" office:value-type="string">
            <text:p text:style-name="P80">3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>''</text:p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1">Fin←''</text:p>
          </table:table-cell>
        </table:table-row>
        <table:table-row table:style-name="TableLine2166140996368">
          <table:table-cell table:style-name="Tabelle1.A2" office:value-type="string">
            <text:p text:style-name="P80">4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1">a</text:p>
          </table:table-cell>
          <table:table-cell table:style-name="Tabelle1.F2" office:value-type="string">
            <text:p text:style-name="P82">Elt ← a</text:p>
          </table:table-cell>
        </table:table-row>
        <table:table-row table:style-name="TableLine2166140992912">
          <table:table-cell table:style-name="Tabelle1.A2" office:value-type="string">
            <text:p text:style-name="P80">5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2"><text:span text:style-name="T90">a</text:span> &lt;&gt; <text:span text:style-name="T90">r</text:span>, on rentre dans la bouc<text:span text:style-name="T88">le</text:span></text:p>
          </table:table-cell>
        </table:table-row>
        <table:table-row table:style-name="TableLine2166140990032">
          <table:table-cell table:style-name="Tabelle1.A2" office:value-type="string">
            <text:p text:style-name="P80">6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3">a</text:p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3">Fin←a</text:p>
          </table:table-cell>
        </table:table-row>
        <table:table-row table:style-name="TableLine2166141004432">
          <table:table-cell table:style-name="Tabelle1.A2" office:value-type="string">
            <text:p text:style-name="P80">4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3">r</text:p>
          </table:table-cell>
          <table:table-cell table:style-name="Tabelle1.F2" office:value-type="string">
            <text:p text:style-name="P82">Elt ← <text:span text:style-name="T89">r</text:span></text:p>
          </table:table-cell>
        </table:table-row>
        <table:table-row table:style-name="TableLine2166141001840">
          <table:table-cell table:style-name="Tabelle1.A2" office:value-type="string">
            <text:p text:style-name="P80">5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2"><text:span text:style-name="T90">r</text:span> <text:span text:style-name="T89">=</text:span> <text:span text:style-name="T90">r</text:span>, on <text:span text:style-name="T89">ne rentre pas dans la boucle</text:span></text:p>
          </table:table-cell>
        </table:table-row>
        <table:table-row table:style-name="Tabelle1.1">
          <table:table-cell table:style-name="Tabelle1.A2" office:value-type="string">
            <text:p text:style-name="P80">4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3">r</text:p>
          </table:table-cell>
          <table:table-cell table:style-name="Tabelle1.F2" office:value-type="string">
            <text:p text:style-name="P82">Elt ← <text:span text:style-name="T89">r</text:span></text:p>
          </table:table-cell>
        </table:table-row>
        <table:table-row table:style-name="Tabelle1.1">
          <table:table-cell table:style-name="Tabelle1.A2" office:value-type="string">
            <text:p text:style-name="P80">5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2"><text:span text:style-name="T90">r</text:span> <text:span text:style-name="T89">=</text:span> <text:span text:style-name="T90">r</text:span>, on <text:span text:style-name="T89">ne rentre pas dans la boucle</text:span></text:p>
          </table:table-cell>
        </table:table-row>
        <table:table-row table:style-name="Tabelle1.1">
          <table:table-cell table:style-name="Tabelle1.A2" office:value-type="string">
            <text:p text:style-name="P80">4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9">e</text:p>
          </table:table-cell>
          <table:table-cell table:style-name="Tabelle1.F2" office:value-type="string">
            <text:p text:style-name="P82">Elt ← <text:span text:style-name="T90">e</text:span></text:p>
          </table:table-cell>
        </table:table-row>
        <table:table-row table:style-name="Tabelle1.1">
          <table:table-cell table:style-name="Tabelle1.A2" office:value-type="string">
            <text:p text:style-name="P80">5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2"><text:span text:style-name="T90">e</text:span> &lt;&gt; <text:span text:style-name="T90">r</text:span>, on rentre dans la bouc<text:span text:style-name="T88">le</text:span></text:p>
          </table:table-cell>
        </table:table-row>
        <table:table-row table:style-name="Tabelle1.1">
          <table:table-cell table:style-name="Tabelle1.A2" office:value-type="string">
            <text:p text:style-name="P80">6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3">a<text:span text:style-name="T90">e</text:span></text:p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3">Fin←<text:span text:style-name="T90">ae</text:span></text:p>
          </table:table-cell>
        </table:table-row>
        <table:table-row table:style-name="Tabelle1.1">
          <table:table-cell table:style-name="Tabelle1.A2" office:value-type="string">
            <text:p text:style-name="P80">4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9">t</text:p>
          </table:table-cell>
          <table:table-cell table:style-name="Tabelle1.F2" office:value-type="string">
            <text:p text:style-name="P82">Elt ← <text:span text:style-name="T90">t</text:span></text:p>
          </table:table-cell>
        </table:table-row>
        <table:table-row table:style-name="TableLine2166141007888">
          <table:table-cell table:style-name="Tabelle1.A2" office:value-type="string">
            <text:p text:style-name="P80">5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2"><text:span text:style-name="T90">t</text:span> &lt;&gt; <text:span text:style-name="T90">r</text:span>, on rentre dans la bouc<text:span text:style-name="T88">le</text:span>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80">6</text:p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74"/>
          </table:table-cell>
          <table:table-cell table:style-name="Tabelle1.A2" office:value-type="string">
            <text:p text:style-name="P83">a<text:span text:style-name="T90">et</text:span></text:p>
          </table:table-cell>
          <table:table-cell table:style-name="Tabelle1.A2" office:value-type="string">
            <text:p text:style-name="P74"/>
          </table:table-cell>
          <table:table-cell table:style-name="Tabelle1.F2" office:value-type="string">
            <text:p text:style-name="P83">Fin←<text:span text:style-name="T90">aet</text:span></text:p>
          </table:table-cell>
        </table:table-row>
      </table:table>
      <text:p text:style-name="P15"/>
      <text:h text:style-name="P102" text:outline-level="5">2.</text:h>
      <text:p text:style-name="P16">Le nouvel algorithme ci-dessous donne la phrase écrite au début de l’algorithme en enlevant les « r  ».</text:p>
      <text:h text:style-name="P103" text:outline-level="5">3.</text:h>
      <text:p text:style-name="P71"><text:span text:style-name="T17">1 <text:s/></text:span><text:span text:style-name="T31">Phrase</text:span><text:span text:style-name="T48"> </text:span><text:span text:style-name="T62">=</text:span><text:span text:style-name="T48"> </text:span><text:span text:style-name="T86">"C’est est un trou de verdure où chante une rivière."</text:span></text:p>
      <text:p text:style-name="P71"><text:span text:style-name="T17">2 <text:s/></text:span><text:span text:style-name="T31">lettre</text:span><text:span text:style-name="T48"> ←’</text:span><text:span text:style-name="T86">"r"</text:span></text:p>
      <text:p text:style-name="P71"><text:span text:style-name="T17">3 <text:s/></text:span><text:span text:style-name="T31">fin</text:span><text:span text:style-name="T48"> ←</text:span><text:span text:style-name="T86">""</text:span></text:p>
      <text:p text:style-name="P71"><text:span text:style-name="T17">4 <text:s/></text:span><text:span text:style-name="T75">for</text:span><text:span text:style-name="T48"> </text:span><text:span text:style-name="T31">elt</text:span><text:span text:style-name="T48"> </text:span><text:span text:style-name="T62">in</text:span><text:span text:style-name="T48"> </text:span><text:span text:style-name="T31">phrase</text:span></text:p>
      <text:p text:style-name="P71"><text:span text:style-name="T17">5 <text:s/></text:span><text:span text:style-name="T48"><text:tab/></text:span><text:span text:style-name="T75">if</text:span><text:span text:style-name="T48"> </text:span><text:span text:style-name="T31">elt</text:span><text:span text:style-name="T48"> </text:span><text:span text:style-name="T62">=</text:span><text:span text:style-name="T48"> </text:span><text:span text:style-name="T31">lettre</text:span><text:span text:style-name="T48"> </text:span><text:span text:style-name="T31">then</text:span></text:p>
      <text:p text:style-name="P72"><text:span text:style-name="T21">6 <text:s/></text:span><text:span text:style-name="T53"><text:tab/><text:tab/></text:span><text:span text:style-name="T39">fin</text:span><text:span text:style-name="T53"> ←</text:span><text:span text:style-name="T39">fin</text:span><text:span text:style-name="T66">+</text:span><text:span text:style-name="T53">’</text:span><text:span text:style-name="T39">r</text:span><text:span text:style-name="T53">’</text:span></text:p>
      <text:p text:style-name="P19"/>
      <text:h text:style-name="Heading_20_3" text:outline-level="3">Exercice 16 :</text:h>
      <table:table table:name="Tabelle2" table:style-name="Tabelle2" table:template-name="Default Style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elle2.1">
          <table:table-cell table:style-name="Tabelle2.A1" office:value-type="string">
            <text:p text:style-name="P85">ligne</text:p>
          </table:table-cell>
          <table:table-cell table:style-name="Tabelle2.A1" office:value-type="string">
            <text:p text:style-name="P85">PG</text:p>
          </table:table-cell>
          <table:table-cell table:style-name="Tabelle2.A1" office:value-type="string">
            <text:p text:style-name="P85">IPG</text:p>
          </table:table-cell>
          <table:table-cell table:style-name="Tabelle2.A1" office:value-type="string">
            <text:p text:style-name="P85">n</text:p>
          </table:table-cell>
          <table:table-cell table:style-name="Tabelle2.A1" office:value-type="string">
            <text:p text:style-name="P85">i</text:p>
          </table:table-cell>
          <table:table-cell table:style-name="Tabelle2.A1" office:value-type="string">
            <text:p text:style-name="P85">liste</text:p>
          </table:table-cell>
          <table:table-cell table:style-name="Tabelle2.G1" office:value-type="string">
            <text:p text:style-name="P85">commande</text:p>
          </table:table-cell>
        </table:table-row>
        <table:table-row table:style-name="TableLine2166140999824"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[3, 2, 5, 4, 1]</text:p>
          </table:table-cell>
          <table:table-cell table:style-name="Tabelle2.G2" office:value-type="string">
            <text:p text:style-name="P85">[3, 2, 5, 4, 1]</text:p>
          </table:table-cell>
        </table:table-row>
        <table:table-row table:style-name="TableLine2166141002992">
          <table:table-cell table:style-name="Tabelle2.A2" office:value-type="string">
            <text:p text:style-name="P85">1</text:p>
          </table:table-cell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5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PG ←0</text:p>
          </table:table-cell>
        </table:table-row>
        <table:table-row table:style-name="TableLine2166140996944">
          <table:table-cell table:style-name="Tabelle2.A2" office:value-type="string">
            <text:p text:style-name="P85">2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PG ← 0</text:p>
          </table:table-cell>
        </table:table-row>
        <table:table-row table:style-name="TableLine2166141004720">
          <table:table-cell table:style-name="Tabelle2.A2" office:value-type="string">
            <text:p text:style-name="P85">3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n ←5</text:p>
          </table:table-cell>
        </table:table-row>
        <table:table-row table:style-name="Tabelle2.1">
          <table:table-cell table:style-name="Tabelle2.A2" office:value-type="string">
            <text:p text:style-name="P85">4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←0</text:p>
          </table:table-cell>
        </table:table-row>
        <table:table-row table:style-name="Tabelle2.1">
          <table:table-cell table:style-name="Tabelle2.A2" office:value-type="string">
            <text:p text:style-name="P87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6">3 &gt; 0, on rentre dans la condition</text:p>
          </table:table-cell>
        </table:table-row>
        <table:table-row table:style-name="Tabelle2.1">
          <table:table-cell table:style-name="Tabelle2.A2" office:value-type="string">
            <text:p text:style-name="P87">6</text:p>
          </table:table-cell>
          <table:table-cell table:style-name="Tabelle2.A2" office:value-type="string">
            <text:p text:style-name="P87">3</text:p>
          </table:table-cell>
          <table:table-cell table:style-name="Tabelle2.A2" office:value-type="string">
            <text:p text:style-name="P87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9">PG ←3</text:p>
          </table:table-cell>
        </table:table-row>
        <table:table-row table:style-name="Tabelle2.1">
          <table:table-cell table:style-name="Tabelle2.A2" office:value-type="string">
            <text:p text:style-name="P90">7</text:p>
          </table:table-cell>
          <table:table-cell table:style-name="Tabelle2.A2" office:value-type="string">
            <text:p text:style-name="P87"/>
          </table:table-cell>
          <table:table-cell table:style-name="Tabelle2.A2" office:value-type="string">
            <text:p text:style-name="P88">0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9">IPG ← 0</text:p>
          </table:table-cell>
        </table:table-row>
        <table:table-row table:style-name="Tabelle2.1">
          <table:table-cell table:style-name="Tabelle2.A2" office:value-type="string">
            <text:p text:style-name="P85">4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←<text:span text:style-name="T92">1</text:span></text:p>
          </table:table-cell>
        </table:table-row>
        <table:table-row table:style-name="Tabelle2.1">
          <table:table-cell table:style-name="Tabelle2.A2" office:value-type="string">
            <text:p text:style-name="P87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6">3 &gt; <text:span text:style-name="T92">2</text:span>, on <text:span text:style-name="T92">ne </text:span>rentre <text:span text:style-name="T92">pas </text:span>dans la condition</text:p>
          </table:table-cell>
        </table:table-row>
        <table:table-row table:style-name="Tabelle2.1">
          <table:table-cell table:style-name="Tabelle2.A2" office:value-type="string">
            <text:p text:style-name="P85">4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5">0</text:p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←<text:span text:style-name="T93">3</text:span></text:p>
          </table:table-cell>
        </table:table-row>
        <table:table-row table:style-name="Tabelle2.1">
          <table:table-cell table:style-name="Tabelle2.A2" office:value-type="string">
            <text:p text:style-name="P87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6">3 &lt;<text:span text:style-name="T93">4</text:span>, on rentre dans la condition</text:p>
          </table:table-cell>
        </table:table-row>
        <table:table-row table:style-name="Tabelle2.1">
          <table:table-cell table:style-name="Tabelle2.A2" office:value-type="string">
            <text:p text:style-name="P87">6</text:p>
          </table:table-cell>
          <table:table-cell table:style-name="Tabelle2.A2" office:value-type="string">
            <text:p text:style-name="P91">5</text:p>
          </table:table-cell>
          <table:table-cell table:style-name="Tabelle2.A2" office:value-type="string">
            <text:p text:style-name="P87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9">PG ←<text:span text:style-name="T93">5</text:span></text:p>
          </table:table-cell>
        </table:table-row>
        <table:table-row table:style-name="Tabelle2.1">
          <table:table-cell table:style-name="Tabelle2.A2" office:value-type="string">
            <text:p text:style-name="P90">7</text:p>
          </table:table-cell>
          <table:table-cell table:style-name="Tabelle2.A2" office:value-type="string">
            <text:p text:style-name="P87"/>
          </table:table-cell>
          <table:table-cell table:style-name="Tabelle2.A2" office:value-type="string">
            <text:p text:style-name="P91">3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9">IPG ← <text:span text:style-name="T93">3</text:span></text:p>
          </table:table-cell>
        </table:table-row>
        <table:table-row table:style-name="Tabelle2.1">
          <table:table-cell table:style-name="Tabelle2.A2" office:value-type="string">
            <text:p text:style-name="P85">4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92">4</text:p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←<text:span text:style-name="T94">4</text:span></text:p>
          </table:table-cell>
        </table:table-row>
        <table:table-row table:style-name="Tabelle2.1">
          <table:table-cell table:style-name="Tabelle2.A2" office:value-type="string">
            <text:p text:style-name="P87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6"><text:span text:style-name="T94">5&gt;</text:span><text:span text:style-name="T93">4</text:span>, on <text:span text:style-name="T94">ne </text:span>rentre <text:span text:style-name="T94">pas </text:span>dans la condition</text:p>
          </table:table-cell>
        </table:table-row>
        <table:table-row table:style-name="Tabelle2.1">
          <table:table-cell table:style-name="Tabelle2.A2" office:value-type="string">
            <text:p text:style-name="P85">4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92">4</text:p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5">i←<text:span text:style-name="T94">5</text:span></text:p>
          </table:table-cell>
        </table:table-row>
        <table:table-row table:style-name="Tabelle2.1">
          <table:table-cell table:style-name="Tabelle2.A2" office:value-type="string">
            <text:p text:style-name="P87">5</text:p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A2" office:value-type="string">
            <text:p text:style-name="P84"/>
          </table:table-cell>
          <table:table-cell table:style-name="Tabelle2.G2" office:value-type="string">
            <text:p text:style-name="P86"><text:span text:style-name="T94">5&gt;1</text:span>, on <text:span text:style-name="T94">ne </text:span>rentre <text:span text:style-name="T94">pas </text:span>dans la condition</text:p>
          </table:table-cell>
        </table:table-row>
      </table:table>
      <text:p text:style-name="Text_20_body"/>
      <text:h text:style-name="P104" text:outline-level="5">2.</text:h>
      <text:p text:style-name="P43">Cet algorithme permet de trouver le plus petit nombre d’une liste, ainsi que sa place dans la liste.</text:p>
      <text:p text:style-name="P43">Pg = le nombre le plus grand</text:p>
      <text:p text:style-name="P43"><text:soft-page-break/>ipg = la place du nombre le plus grand <text:span text:style-name="T95">dans la liste</text:span>.</text:p>
      <text:p text:style-name="P43"/>
      <text:h text:style-name="P98" text:outline-level="3">Exercice 17 :</text:h>
      <text:p text:style-name="P37"><text:span text:style-name="T27">1 <text:s/></text:span><text:span text:style-name="T31">LIRE</text:span><text:span text:style-name="T48"> </text:span><text:span text:style-name="T31">A</text:span></text:p>
      <text:p text:style-name="P37"><text:span text:style-name="T27">2 <text:s/></text:span><text:span text:style-name="T31">B</text:span><text:span text:style-name="T48"> ←</text:span><text:span text:style-name="T80">2.5</text:span><text:span text:style-name="T31">A</text:span></text:p>
      <text:p text:style-name="P37"><text:span text:style-name="T27">3 <text:s/></text:span><text:span text:style-name="T31">ÉCRIRE</text:span><text:span text:style-name="T48"> </text:span><text:span text:style-name="T31">B</text:span></text:p>
      <text:h text:style-name="Heading_20_3" text:outline-level="3" text:is-list-header="true">Exercice <text:span text:style-name="T91">18 :</text:span></text:h>
      <text:p text:style-name="P38"><text:span text:style-name="T27">1 <text:s/></text:span><text:span text:style-name="T31">READ</text:span><text:span text:style-name="T48"> </text:span><text:span text:style-name="T31">a</text:span><text:span text:style-name="T48">, </text:span><text:span text:style-name="T31">b</text:span><text:span text:style-name="T48">, </text:span><text:span text:style-name="T31">c</text:span><text:span text:style-name="T48">, </text:span><text:span text:style-name="T31">d</text:span><text:span text:style-name="T48">, </text:span><text:span text:style-name="T31">e</text:span></text:p>
      <text:p text:style-name="P38"><text:span text:style-name="T27">2 <text:s/></text:span><text:span text:style-name="T31">moy</text:span><text:span text:style-name="T48"> ← (</text:span><text:span text:style-name="T31">a</text:span><text:span text:style-name="T62">+</text:span><text:span text:style-name="T31">b</text:span><text:span text:style-name="T62">+</text:span><text:span text:style-name="T31">c</text:span><text:span text:style-name="T62">+</text:span><text:span text:style-name="T31">d</text:span><text:span text:style-name="T62">+</text:span><text:span text:style-name="T31">e</text:span><text:span text:style-name="T48">)</text:span><text:span text:style-name="T62">/</text:span><text:span text:style-name="T80">5</text:span></text:p>
      <text:p text:style-name="P38"><text:span text:style-name="T27">3 <text:s/></text:span><text:span text:style-name="T31">WRITE</text:span><text:span text:style-name="T48"> </text:span><text:span text:style-name="T31">moy</text:span></text:p>
      <text:h text:style-name="P99" text:outline-level="3">Exercice 19 :</text:h>
      <text:p text:style-name="P38"><text:span text:style-name="T27">1 <text:s/></text:span><text:span text:style-name="T31">READ</text:span><text:span text:style-name="T48"> </text:span><text:span text:style-name="T31">a</text:span><text:span text:style-name="T48">, </text:span><text:span text:style-name="T31">b</text:span></text:p>
      <text:p text:style-name="P38"><text:span text:style-name="T27">2 <text:s/></text:span><text:span text:style-name="T70">min</text:span><text:span text:style-name="T48"> ←</text:span><text:span text:style-name="T31">b</text:span></text:p>
      <text:p text:style-name="P38"><text:span text:style-name="T27">3 <text:s/></text:span><text:span text:style-name="T75">if</text:span><text:span text:style-name="T48"> </text:span><text:span text:style-name="T31">a</text:span><text:span text:style-name="T48"> </text:span><text:span text:style-name="T62">&lt;</text:span><text:span text:style-name="T48"> </text:span><text:span text:style-name="T31">b</text:span><text:span text:style-name="T48"> </text:span><text:span text:style-name="T31">then</text:span></text:p>
      <text:p text:style-name="P38"><text:span text:style-name="T27">4 <text:s/></text:span><text:span text:style-name="T48"><text:tab/></text:span><text:span text:style-name="T70">min</text:span><text:span text:style-name="T48"> ← </text:span><text:span text:style-name="T31">a</text:span></text:p>
      <text:p text:style-name="P39"><text:span text:style-name="T27">5 <text:s/></text:span><text:span text:style-name="T31">WRITE</text:span><text:span text:style-name="T48"> </text:span><text:span text:style-name="T70">min</text:span></text:p>
      <text:p text:style-name="P42"/>
      <text:h text:style-name="P100" text:outline-level="3">Exercice 20 :</text:h>
      <text:p text:style-name="P39"><text:span text:style-name="T27">1 <text:s/></text:span><text:span text:style-name="T31">READ</text:span><text:span text:style-name="T48"> </text:span><text:span text:style-name="T31">nbe</text:span></text:p>
      <text:p text:style-name="P40"><text:span text:style-name="T27">2 <text:s/></text:span><text:span text:style-name="T31">res</text:span><text:span text:style-name="T48"> </text:span><text:span text:style-name="T62">=</text:span><text:span text:style-name="T48"> </text:span><text:span text:style-name="T80">1</text:span></text:p>
      <text:p text:style-name="P40"><text:span text:style-name="T27">3 <text:s/></text:span><text:span text:style-name="T75">for</text:span><text:span text:style-name="T48"> </text:span><text:span text:style-name="T31">i</text:span><text:span text:style-name="T48"> ←</text:span><text:span text:style-name="T31">nbe</text:span><text:span text:style-name="T48"> </text:span><text:span text:style-name="T31">to</text:span><text:span text:style-name="T48"> </text:span><text:span text:style-name="T80">0</text:span></text:p>
      <text:p text:style-name="P40"><text:span text:style-name="T27">4 <text:s/></text:span><text:span text:style-name="T48"><text:tab/></text:span><text:span text:style-name="T31">res</text:span><text:span text:style-name="T48"> </text:span><text:span text:style-name="T67">=</text:span><text:span text:style-name="T54"> </text:span><text:span text:style-name="T40">res</text:span><text:span text:style-name="T67">*</text:span><text:span text:style-name="T40">i</text:span></text:p>
      <text:p text:style-name="P41"><text:span text:style-name="T27">5 <text:s/></text:span><text:span text:style-name="T31">WRITE</text:span><text:span text:style-name="T48"> </text:span><text:span text:style-name="T31">res</text:span></text:p>
      <text:h text:style-name="P101" text:outline-level="3">Exercice 21 :</text:h>
      <text:p text:style-name="P21"><text:span text:style-name="T27"><text:s/>1 <text:s/></text:span><text:span text:style-name="T31">LIRE</text:span><text:span text:style-name="T48"> </text:span><text:span text:style-name="T31">a</text:span><text:span text:style-name="T48">, </text:span><text:span text:style-name="T31">b</text:span><text:span text:style-name="T48">, </text:span><text:span text:style-name="T31">c</text:span></text:p>
      <text:p text:style-name="P52"><text:s/>2 <text:s/></text:p>
      <text:p text:style-name="P57"><text:span text:style-name="T17"><text:s/>3 <text:s/></text:span><text:span text:style-name="T31">IF</text:span><text:span text:style-name="T48"> </text:span><text:span text:style-name="T31">a</text:span><text:span text:style-name="T48"> </text:span><text:span text:style-name="T62">&lt;</text:span><text:span text:style-name="T48"> </text:span><text:span text:style-name="T31">b</text:span><text:span text:style-name="T48"> </text:span><text:span text:style-name="T31">THEN</text:span></text:p>
      <text:p text:style-name="P57"><text:span text:style-name="T17"><text:s/>4 <text:s/></text:span><text:span text:style-name="T48"><text:tab/></text:span><text:span text:style-name="T31">IF</text:span><text:span text:style-name="T48"> </text:span><text:span text:style-name="T31">a</text:span><text:span text:style-name="T48"> </text:span><text:span text:style-name="T62">&lt;</text:span><text:span text:style-name="T48"> </text:span><text:span text:style-name="T31">c</text:span><text:span text:style-name="T48"> </text:span><text:span text:style-name="T31">THEN</text:span></text:p>
      <text:p text:style-name="P57"><text:span text:style-name="T17"><text:s/>5 <text:s/></text:span><text:span text:style-name="T48"><text:tab/><text:tab/></text:span><text:span text:style-name="T74">min</text:span><text:span text:style-name="T48"> ← </text:span><text:span text:style-name="T31">a</text:span></text:p>
      <text:p text:style-name="P57"><text:span text:style-name="T17"><text:s/>6 <text:s/></text:span><text:span text:style-name="T48"><text:tab/></text:span><text:span text:style-name="T31">ELSE</text:span></text:p>
      <text:p text:style-name="P57"><text:span text:style-name="T17"><text:s/>7 <text:s/></text:span><text:span text:style-name="T48"><text:tab/><text:tab/></text:span><text:span text:style-name="T74">min</text:span><text:span text:style-name="T48"> ←</text:span><text:span text:style-name="T31">c</text:span></text:p>
      <text:p text:style-name="P54"><text:s/>8 <text:s/></text:p>
      <text:p text:style-name="P48"><text:span text:style-name="T16"><text:s/>9 <text:s/></text:span>ELSE</text:p>
      <text:p text:style-name="P57"><text:span text:style-name="T17">10 <text:s/></text:span><text:span text:style-name="T48"><text:tab/></text:span><text:span text:style-name="T31">IF</text:span><text:span text:style-name="T48"> </text:span><text:span text:style-name="T31">b</text:span><text:span text:style-name="T48"> </text:span><text:span text:style-name="T62">&lt;</text:span><text:span text:style-name="T48"> </text:span><text:span text:style-name="T31">c</text:span><text:span text:style-name="T48"> </text:span><text:span text:style-name="T31">THEN</text:span></text:p>
      <text:p text:style-name="P57"><text:span text:style-name="T17">11 <text:s/></text:span><text:span text:style-name="T48"><text:tab/><text:tab/></text:span><text:span text:style-name="T74">min</text:span><text:span text:style-name="T48"> ← </text:span><text:span text:style-name="T31">b</text:span></text:p>
      <text:p text:style-name="P57"><text:span text:style-name="T17">12 <text:s/></text:span><text:span text:style-name="T48"><text:tab/></text:span><text:span text:style-name="T31">ELSE</text:span><text:span text:style-name="T48">:</text:span></text:p>
      <text:p text:style-name="P57"><text:span text:style-name="T17">13 <text:s/></text:span><text:span text:style-name="T48"><text:tab/><text:tab/></text:span><text:span text:style-name="T74">min</text:span><text:span text:style-name="T48"> ← </text:span><text:span text:style-name="T31">c</text:span></text:p>
      <text:p text:style-name="P54">14 <text:s/></text:p>
      <text:p text:style-name="P57"><text:span text:style-name="T22">15 <text:s/></text:span><text:span text:style-name="T41">WRITE</text:span><text:span text:style-name="T55"> </text:span><text:span text:style-name="T74">min</text:span></text:p>
      <text:p text:style-name="P44"><text:soft-page-break/></text:p>
      <text:h text:style-name="Heading_20_3" text:outline-level="3">Exercice 22 :</text:h>
      <text:p text:style-name="P58"><text:span text:style-name="T17">1 <text:s/></text:span><text:span text:style-name="T31">READ</text:span><text:span text:style-name="T48"> </text:span><text:span text:style-name="T31">liste1</text:span></text:p>
      <text:p text:style-name="P25"><text:span text:style-name="T27">2 <text:s/></text:span><text:span text:style-name="T31">n</text:span><text:span text:style-name="T48"> ←</text:span><text:span text:style-name="T31">nombre</text:span><text:span text:style-name="T48"> </text:span><text:span text:style-name="T31">d</text:span><text:span text:style-name="T48">’</text:span><text:span text:style-name="T31">éléments</text:span><text:span text:style-name="T48"> </text:span><text:span text:style-name="T42">de</text:span><text:span text:style-name="T56"> </text:span><text:span text:style-name="T42">la</text:span><text:span text:style-name="T56"> </text:span><text:span text:style-name="T42">liste1</text:span></text:p>
      <text:p text:style-name="P60"><text:span text:style-name="T17">3 <text:s/></text:span><text:span text:style-name="T70">max</text:span><text:span text:style-name="T48"> </text:span><text:span text:style-name="T62">=</text:span><text:span text:style-name="T48"> </text:span><text:span text:style-name="T80">0</text:span></text:p>
      <text:p text:style-name="P58"><text:span text:style-name="T17">4 <text:s/></text:span><text:span text:style-name="T75">for</text:span><text:span text:style-name="T48"> </text:span><text:span text:style-name="T31">i</text:span><text:span text:style-name="T48"> ← </text:span><text:span text:style-name="T80">0</text:span><text:span text:style-name="T48"> </text:span><text:span text:style-name="T31">to</text:span><text:span text:style-name="T48"> </text:span><text:span text:style-name="T31">n</text:span><text:span text:style-name="T62">-</text:span><text:span text:style-name="T80">1</text:span></text:p>
      <text:p text:style-name="P58"><text:span text:style-name="T23">5 <text:s/></text:span><text:span text:style-name="T52"><text:tab/></text:span><text:span text:style-name="T77">if</text:span><text:span text:style-name="T52"> </text:span><text:span text:style-name="T38">liste1</text:span><text:span text:style-name="T52">[</text:span><text:span text:style-name="T38">i</text:span><text:span text:style-name="T52">] </text:span><text:span text:style-name="T65">&gt;</text:span><text:span text:style-name="T52"> </text:span><text:span text:style-name="T72">max</text:span><text:span text:style-name="T52"> :</text:span></text:p>
      <text:p text:style-name="P58"><text:span text:style-name="T23">6 <text:s/></text:span><text:span text:style-name="T52"><text:tab/><text:tab/></text:span><text:span text:style-name="T72">max</text:span><text:span text:style-name="T52"> </text:span><text:span text:style-name="T65">=</text:span><text:span text:style-name="T52"> </text:span><text:span text:style-name="T38">liste1</text:span><text:span text:style-name="T52">[</text:span><text:span text:style-name="T38">i</text:span><text:span text:style-name="T52">]</text:span></text:p>
      <text:p text:style-name="P55">7 <text:s/></text:p>
      <text:p text:style-name="P62"><text:span text:style-name="T17">8 <text:s/></text:span><text:span text:style-name="T31">WRITE</text:span><text:span text:style-name="T48"> </text:span><text:span text:style-name="T70">max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fffff"/>
      <style:paragraph-properties fo:margin-top="0.247cm" fo:margin-bottom="0.212cm" style:contextual-spacing="false" fo:background-color="#ffffff">
        <style:tab-stops/>
      </style:paragraph-properties>
      <style:text-properties fo:color="#00a933" loext:opacity="100%" style:font-name="Liberation Sans Narrow" fo:font-family="'Liberation Sans Narrow'" style:font-style-name="Fett" style:font-family-generic="swiss" style:font-pitch="variable" fo:font-size="14pt" style:text-underline-style="solid" style:text-underline-width="bold" style:text-underline-color="font-color" fo:font-weight="bold" fo:background-color="#ffffff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0.878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3:25:44.372000000</meta:creation-date>
    <dc:date>2022-09-23T14:50:54.865000000</dc:date>
    <meta:editing-duration>PT3H46M27S</meta:editing-duration>
    <meta:editing-cycles>93</meta:editing-cycles>
    <meta:generator>LibreOffice/7.3.5.2$Windows_X86_64 LibreOffice_project/184fe81b8c8c30d8b5082578aee2fed2ea847c01</meta:generator>
    <meta:document-statistic meta:table-count="4" meta:image-count="0" meta:object-count="0" meta:page-count="7" meta:paragraph-count="360" meta:word-count="1042" meta:character-count="3764" meta:non-whitespace-character-count="2871"/>
  </office:meta>
</office:document-meta>
</file>